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styles.xml"/>
  <manifest:file-entry manifest:media-type="image/png" manifest:full-path="Object 3/Pictures/1000020100000274000002D062A1BCDE.png"/>
  <manifest:file-entry manifest:media-type="application/vnd.oasis.opendocument.graphics" manifest:version="1.2" manifest:full-path="Object 3/"/>
  <manifest:file-entry manifest:media-type="text/xml" manifest:full-path="meta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styles.xml"/>
  <manifest:file-entry manifest:media-type="text/xml" manifest:full-path="Object 4/content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53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1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0.8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order-bottom="0.018cm solid #000000" fo:border-left="0.088cm solid #000000" fo:border-right="0.018cm solid #000000" fo:border-top="0.088cm solid #000000"/>
    </style:style>
    <style:style style:name="ce5" style:family="table-cell" style:parent-style-name="Default">
      <style:table-cell-properties fo:border-bottom="0.018cm solid #000000" fo:wrap-option="wrap" fo:border-left="0.088cm solid #000000" fo:border-right="0.018cm solid #000000" fo:border-top="none"/>
    </style:style>
    <style:style style:name="ce6" style:family="table-cell" style:parent-style-name="Default">
      <style:table-cell-properties fo:border-bottom="0.018cm solid #000000" fo:wrap-option="wrap" fo:border-left="0.088cm solid #000000" fo:border-right="0.018cm solid #000000" fo:border-top="0.018cm solid #000000"/>
    </style:style>
    <style:style style:name="ce7" style:family="table-cell" style:parent-style-name="Default">
      <style:table-cell-properties fo:border-bottom="none" fo:border-left="0.088cm solid #000000" fo:border-right="0.018cm solid #000000" fo:border-top="0.018cm solid #000000"/>
    </style:style>
    <style:style style:name="ce8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9" style:family="table-cell" style:parent-style-name="Default">
      <style:table-cell-properties fo:border-bottom="none" style:cell-protect="protected" style:print-content="true" fo:wrap-option="wrap" fo:border-left="0.088cm solid #000000" fo:border-right="none" fo:border-top="none"/>
    </style:style>
    <style:style style:name="ce10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 style:data-style-name="N110">
      <style:table-cell-properties fo:border="0.018cm solid #000000"/>
    </style:style>
    <style:style style:name="ce14" style:family="table-cell" style:parent-style-name="Default">
      <style:table-cell-properties fo:border-bottom="0.018cm solid #000000" style:cell-protect="protected" style:print-content="true" fo:border-left="none" fo:border-right="0.018cm solid #000000" fo:border-top="0.018cm solid #000000"/>
    </style:style>
    <style:style style:name="ce15" style:family="table-cell" style:parent-style-name="Default" style:data-style-name="N2">
      <style:table-cell-properties fo:border-bottom="0.088cm solid #000000" fo:border-left="0.018cm solid #000000" fo:border-right="0.018cm solid #000000" fo:border-top="0.018cm solid #000000"/>
      <style:text-properties fo:font-style="italic" style:text-underline-style="solid" style:text-underline-type="double" style:text-underline-width="auto" style:text-underline-color="font-color" style:font-style-asian="italic" style:font-style-complex="italic"/>
      <style:map style:condition="cell-content()&gt;30" style:apply-style-name="Безымянный1" style:base-cell-address="'Падение тела'.J15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cell-protect="protected" style:print-content="true" fo:border="0.018cm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>
      <style:table-cell-properties fo:border="0.039cm double #000000" style:border-line-width="0.002cm 0.035cm 0.002cm" style:shadow="#999999 0.176cm 0.176cm"/>
    </style:style>
    <style:style style:name="ce21" style:family="table-cell" style:parent-style-name="Default">
      <style:table-cell-properties fo:border-bottom="none" fo:border-left="none" fo:border-right="none" fo:border-top="0.039cm double #000000" style:border-line-width-top="0.002cm 0.035cm 0.002cm"/>
    </style:style>
    <style:style style:name="ce22" style:family="table-cell" style:parent-style-name="Default" style:data-style-name="N2">
      <style:table-cell-properties fo:border-bottom="0.088cm solid #000000" fo:background-color="#ffff00" fo:border-left="0.018cm solid #000000" fo:border-right="0.018cm solid #000000" fo:border-top="0.018cm solid #000000"/>
      <style:map style:condition="cell-content()&gt;30" style:apply-style-name="Безымянный1" style:base-cell-address="'Падение тела'.J15"/>
    </style:style>
    <style:style style:name="ce23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24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25" style:family="table-cell" style:parent-style-name="Default" style:data-style-name="N110">
      <style:table-cell-properties fo:border-bottom="0.018cm solid #000000" fo:border-left="0.018cm solid #000000" fo:border-right="0.088cm solid #000000" fo:border-top="0.018cm solid #000000"/>
    </style:style>
    <style:style style:name="ce26" style:family="table-cell" style:parent-style-name="Default">
      <style:table-cell-properties fo:border-bottom="0.018cm solid #000000" style:cell-protect="protected" style:print-content="true" fo:border-left="0.018cm solid #000000" fo:border-right="0.088cm solid #000000" fo:border-top="0.018cm solid #000000"/>
    </style:style>
    <style:style style:name="ce27" style:family="table-cell" style:parent-style-name="Default" style:data-style-name="N2">
      <style:table-cell-properties fo:border-bottom="0.088cm solid #000000" fo:background-color="#ffff00" fo:border-left="0.018cm solid #000000" fo:border-right="0.088cm solid #000000" fo:border-top="0.018cm solid #000000"/>
      <style:map style:condition="cell-content()&gt;30" style:apply-style-name="Безымянный1" style:base-cell-address="'Падение тела'.J15"/>
    </style:style>
    <style:style style:name="ce28" style:family="table-cell" style:parent-style-name="Default">
      <style:table-cell-properties fo:border-bottom="0.018cm solid #000000" fo:background-color="#ccff99" fo:border-left="0.088cm solid #000000" fo:border-right="0.088cm solid #000000" fo:border-top="0.088cm solid #000000"/>
    </style:style>
    <style:style style:name="ce29" style:family="table-cell" style:parent-style-name="Default">
      <style:table-cell-properties fo:border-bottom="0.018cm solid #000000" fo:background-color="#ccff99" fo:border-left="0.088cm solid #000000" fo:border-right="0.088cm solid #000000" fo:border-top="0.018cm solid #000000"/>
    </style:style>
    <style:style style:name="ce30" style:family="table-cell" style:parent-style-name="Default" style:data-style-name="N110">
      <style:table-cell-properties fo:border-bottom="0.018cm solid #000000" fo:background-color="#ccff99" fo:border-left="0.088cm solid #000000" fo:border-right="0.088cm solid #000000" fo:border-top="0.018cm solid #000000"/>
    </style:style>
    <style:style style:name="ce31" style:family="table-cell" style:parent-style-name="Default">
      <style:table-cell-properties fo:border-bottom="none" fo:background-color="#ccff99" fo:border-left="0.088cm solid #000000" fo:border-right="0.088cm solid #000000" fo:border-top="0.018cm solid #000000"/>
    </style:style>
    <style:style style:name="ce32" style:family="table-cell" style:parent-style-name="Default">
      <style:table-cell-properties fo:border-bottom="0.018cm solid #000000" fo:background-color="#ccff99" style:cell-protect="protected" style:print-content="true" fo:border-left="0.018cm solid #000000" fo:border-right="0.088cm solid #000000" fo:border-top="0.018cm solid #000000"/>
    </style:style>
    <style:style style:name="ce33" style:family="table-cell" style:parent-style-name="Default">
      <style:table-cell-properties fo:border-bottom="0.018cm solid #000000" fo:background-color="#ccff99" fo:border-left="0.018cm solid #000000" fo:border-right="0.088cm solid #000000" fo:border-top="0.018cm solid #000000"/>
    </style:style>
    <style:style style:name="ce34" style:family="table-cell" style:parent-style-name="Default" style:data-style-name="N2">
      <style:table-cell-properties fo:border-bottom="0.088cm solid #000000" fo:background-color="#ccff99" fo:border-left="0.018cm solid #000000" fo:border-right="0.088cm solid #000000" fo:border-top="0.018cm solid #00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39cm double #000000" style:border-line-width-bottom="0.002cm 0.035cm 0.002cm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88cm solid #000000" fo:border-right="0.002cm solid #000000" fo:border-top="0.039cm double #000000" style:border-line-width-top="0.002cm 0.035cm 0.002cm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none" fo:border-left="0.088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0.088cm solid #000000" fo:border-left="0.088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88cm solid 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39cm double #000000" style:border-line-width-top="0.002cm 0.035cm 0.002cm"/>
      <style:paragraph-properties fo:text-align="start" fo:margin-left="0cm"/>
    </style:style>
    <style:style style:name="ce46" style:family="table-cell" style:parent-style-name="Default">
      <style:table-cell-properties fo:border-bottom="none" fo:border-left="none" fo:border-right="0.002cm solid #000000" fo:border-top="none"/>
    </style:style>
    <style:style style:name="ce47" style:family="table-cell" style:parent-style-name="Default">
      <style:table-cell-properties fo:border-bottom="none" fo:border-left="none" fo:border-right="0.002cm solid #000000" fo:border-top="0.035cm solid #000000"/>
    </style:style>
    <style:style style:name="ce48" style:family="table-cell" style:parent-style-name="Default">
      <style:table-cell-properties fo:border-bottom="none" fo:wrap-option="wrap" fo:border-left="none" fo:border-right="0.002cm solid #000000" fo:border-top="0.035cm solid #000000"/>
    </style:style>
    <style:style style:name="ce49" style:family="table-cell" style:parent-style-name="Default">
      <style:table-cell-properties fo:border-bottom="0.088cm solid #000000" fo:border-left="none" fo:border-right="0.002cm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end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54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55" style:family="table-cell" style:parent-style-name="Default">
      <style:table-cell-properties fo:border-bottom="none" fo:border-left="0.039cm double #000000" style:border-line-width-left="0.002cm 0.035cm 0.002cm" fo:border-right="none" fo:border-top="0.035cm solid #000000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56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none"/>
    </style:style>
    <style:style style:name="ce57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0.035cm solid #000000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58" style:family="table-cell" style:parent-style-name="Default">
      <style:table-cell-properties fo:border-bottom="none" fo:background-color="#dddddd" fo:border-left="0.039cm double #000000" style:border-line-width-left="0.002cm 0.035cm 0.002cm" fo:border-right="none" fo:border-top="none"/>
    </style:style>
    <style:style style:name="ce59" style:family="table-cell" style:parent-style-name="Default" style:data-style-name="N112">
      <style:table-cell-properties fo:border-bottom="none" fo:border-left="0.039cm double #000000" style:border-line-width-left="0.002cm 0.035cm 0.002cm" fo:border-right="none" fo:border-top="none"/>
    </style:style>
    <style:style style:name="ce60" style:family="table-cell" style:parent-style-name="Default" style:data-style-name="N10">
      <style:table-cell-properties fo:border-bottom="0.088cm solid #000000" fo:border-left="0.039cm double #000000" style:border-line-width-left="0.002cm 0.035cm 0.002cm" fo:border-right="none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61" style:family="table-cell" style:parent-style-name="Default" style:data-style-name="N112">
      <style:table-cell-properties fo:border-bottom="none" fo:background-color="#dddddd" style:text-align-source="fix" style:repeat-content="false" fo:border-left="0.018cm solid #000000" fo:border-right="0.088cm solid #000000" fo:border-top="0.088cm solid #000000"/>
      <style:paragraph-properties fo:text-align="end" fo:margin-left="0cm"/>
    </style:style>
    <style:style style:name="ce62" style:family="table-cell" style:parent-style-name="Default" style:data-style-name="N112">
      <style:table-cell-properties fo:border-bottom="0.088cm solid #000000" fo:background-color="#dddddd" style:text-align-source="fix" style:repeat-content="false" fo:border-left="0.018cm solid #000000" fo:border-right="0.088cm solid #000000" fo:border-top="none"/>
      <style:paragraph-properties fo:text-align="end" fo:margin-left="0cm"/>
    </style:style>
    <style:style style:name="ce6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">
      <style:table-cell-properties fo:border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65" style:family="table-cell" style:parent-style-name="Default" style:data-style-name="N1">
      <style:table-cell-properties fo:border-bottom="none" fo:border-left="none" fo:border-right="none" fo:border-top="0.035cm solid #000000"/>
    </style:style>
    <style:style style:name="ce66" style:family="table-cell" style:parent-style-name="Default" style:data-style-name="N1">
      <style:table-cell-properties fo:border="none"/>
    </style:style>
    <style:style style:name="ce67" style:family="table-cell" style:parent-style-name="Default">
      <style:table-cell-properties fo:background-color="#dddddd" fo:border="none"/>
    </style:style>
    <style:style style:name="ce68" style:family="table-cell" style:parent-style-name="Default" style:data-style-name="N112">
      <style:table-cell-properties fo:border="none"/>
    </style:style>
    <style:style style:name="ce69" style:family="table-cell" style:parent-style-name="Default" style:data-style-name="N10">
      <style:table-cell-properties fo:border-bottom="0.088cm solid #000000" fo:border-left="none" fo:border-right="none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0" style:family="table-cell" style:parent-style-name="Default" style:data-style-name="N1">
      <style:table-cell-properties fo:border-bottom="none" fo:border-left="none" fo:border-right="0.002cm solid #000000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1" style:family="table-cell" style:parent-style-name="Default" style:data-style-name="N1">
      <style:table-cell-properties fo:border-bottom="none" fo:border-left="none" fo:border-right="0.002cm solid #000000" fo:border-top="0.035cm solid #000000"/>
    </style:style>
    <style:style style:name="ce72" style:family="table-cell" style:parent-style-name="Default" style:data-style-name="N1">
      <style:table-cell-properties fo:border-bottom="none" fo:border-left="none" fo:border-right="0.002cm solid #000000" fo:border-top="none"/>
    </style:style>
    <style:style style:name="ce73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74" style:family="table-cell" style:parent-style-name="Default" style:data-style-name="N112">
      <style:table-cell-properties fo:border-bottom="none" fo:border-left="none" fo:border-right="0.002cm solid #000000" fo:border-top="none"/>
    </style:style>
    <style:style style:name="ce75" style:family="table-cell" style:parent-style-name="Default" style:data-style-name="N10">
      <style:table-cell-properties fo:border-bottom="0.088cm solid #000000" fo:border-left="none" fo:border-right="0.002cm solid #000000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88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">
      <style:table-cell-properties fo:border-bottom="none" fo:border-left="0.039cm double #000000" style:border-line-width-left="0.002cm 0.035cm 0.002cm" fo:border-right="0.088cm solid #000000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8" style:family="table-cell" style:parent-style-name="Default" style:data-style-name="N1">
      <style:table-cell-properties fo:border-bottom="none" fo:background-color="#dddddd" fo:border-left="0.039cm double #000000" style:border-line-width-left="0.002cm 0.035cm 0.002cm" fo:border-right="0.088cm solid #000000" fo:border-top="0.035cm solid #000000"/>
    </style:style>
    <style:style style:name="ce79" style:family="table-cell" style:parent-style-name="Default" style:data-style-name="N1">
      <style:table-cell-properties fo:border-bottom="none" fo:border-left="0.039cm double #000000" style:border-line-width-left="0.002cm 0.035cm 0.002cm" fo:border-right="0.088cm solid #000000" fo:border-top="none"/>
    </style:style>
    <style:style style:name="ce80" style:family="table-cell" style:parent-style-name="Default" style:data-style-name="N1">
      <style:table-cell-properties fo:border-bottom="none" fo:border-left="0.039cm double #000000" style:border-line-width-left="0.002cm 0.035cm 0.002cm" fo:border-right="0.088cm solid #000000" fo:border-top="0.035cm solid #000000"/>
    </style:style>
    <style:style style:name="ce81" style:family="table-cell" style:parent-style-name="Default" style:data-style-name="N112">
      <style:table-cell-properties fo:border-bottom="none" fo:background-color="#dddddd" fo:border-left="0.039cm double #000000" style:border-line-width-left="0.002cm 0.035cm 0.002cm" fo:border-right="0.088cm solid #000000" fo:border-top="none"/>
    </style:style>
    <style:style style:name="ce82" style:family="table-cell" style:parent-style-name="Default" style:data-style-name="N10">
      <style:table-cell-properties fo:border-bottom="0.088cm solid #000000" fo:border-left="0.039cm double #000000" style:border-line-width-left="0.002cm 0.035cm 0.002cm" fo:border-right="0.088cm solid #000000" fo:border-top="none"/>
    </style:style>
    <style:style style:name="ce83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84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85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8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88" style:family="table-cell" style:parent-style-name="Default">
      <style:table-cell-properties fo:border-bottom="0.088cm solid #000000" fo:border-left="0.035cm solid #000000" fo:border-right="0.002cm solid #000000" fo:border-top="0.002cm solid #000000"/>
    </style:style>
    <style:style style:name="ce89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90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96" style:family="table-cell" style:parent-style-name="Default" style:data-style-name="N110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7" style:family="table-cell" style:parent-style-name="Default">
      <style:table-cell-properties fo:border-bottom="0.002cm solid #000000" fo:background-color="#dddddd" fo:border-left="0.002cm solid #000000" fo:border-right="0.088cm solid #000000" fo:border-top="0.088cm solid #000000"/>
    </style:style>
    <style:style style:name="ce98" style:family="table-cell" style:parent-style-name="Default">
      <style:table-cell-properties fo:border-bottom="0.002cm solid #000000" fo:background-color="#dddddd" fo:border-left="0.002cm solid #000000" fo:border-right="0.088cm solid #000000" fo:border-top="0.002cm solid #000000"/>
    </style:style>
    <style:style style:name="ce99" style:family="table-cell" style:parent-style-name="Default">
      <style:table-cell-properties fo:border-bottom="0.088cm solid #000000" fo:background-color="#dddddd" fo:border-left="0.002cm solid #000000" fo:border-right="0.088cm solid #000000" fo:border-top="0.002cm solid #000000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02" style:family="table-cell" style:parent-style-name="Default" style:data-style-name="N110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03" style:family="table-cell" style:parent-style-name="Default">
      <style:table-cell-properties fo:border-bottom="0.039cm double #000000" style:border-line-width-bottom="0.002cm 0.035cm 0.002cm" fo:border-left="0.088cm solid #000000" fo:border-right="0.039cm double #000000" style:border-line-width-right="0.002cm 0.035cm 0.002cm" fo:border-top="0.088cm solid #000000"/>
    </style:style>
    <style:style style:name="ce10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110">
      <style:table-cell-properties fo:border-bottom="0.002cm solid #000000" fo:border-left="0.039cm double #000000" style:border-line-width-left="0.002cm 0.035cm 0.002cm" fo:border-right="0.002cm solid #000000" fo:border-top="0.039cm double #000000" style:border-line-width-top="0.002cm 0.035cm 0.002cm"/>
    </style:style>
    <style:style style:name="ce108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</style:style>
    <style:style style:name="ce109" style:family="table-cell" style:parent-style-name="Default">
      <style:table-cell-properties fo:border-bottom="0.088cm solid #000000" fo:border-left="0.039cm double #000000" style:border-line-width-left="0.002cm 0.035cm 0.002cm" fo:border-right="0.002cm solid #000000" fo:border-top="0.002cm solid #000000"/>
    </style:style>
    <style:style style:name="ce110" style:family="table-cell" style:parent-style-name="Default" style:data-style-name="N110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1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10">
      <style:table-cell-properties fo:border-bottom="0.002cm solid #000000" fo:border-left="0.002cm solid #000000" fo:border-right="0.088cm solid #000000" fo:border-top="0.039cm double #000000" style:border-line-width-top="0.002cm 0.035cm 0.002cm"/>
    </style:style>
    <style:style style:name="ce113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14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shadow="visible" draw:shadow-color="#cccccc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table table:name="Падение тела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Расчет</text:p>
          </table:table-cell>
          <table:covered-table-cell/>
          <table:table-cell/>
          <table:table-cell table:style-name="ce18"/>
          <table:table-cell table:number-columns-repeated="2"/>
          <table:table-cell table:style-name="ce20" table:number-columns-spanned="5" table:number-rows-spanned="2">
            <draw:frame table:end-cell-address="'Падение тела'.G2" table:end-x="0.2cm" table:end-y="0.033cm" draw:z-index="0" draw:style-name="gr1" draw:text-style-name="P1" svg:width="0.2cm" svg:height="0.46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Падение тела'.K2" table:end-x="1.422cm" table:end-y="0.757cm" draw:z-index="1" draw:style-name="gr1" draw:text-style-name="P1" svg:width="5.931cm" svg:height="1.117cm" svg:x="0.629cm" svg:y="0.06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скорости падения тела</text:p>
          </table:table-cell>
          <table:covered-table-cell/>
          <table:table-cell table:style-name="ce16"/>
          <table:table-cell table:style-name="ce19"/>
          <table:table-cell table:number-columns-repeated="2"/>
          <table:covered-table-cell table:number-columns-repeated="5"/>
        </table:table-row>
        <table:table-row table:style-name="ro2">
          <table:table-cell table:style-name="ce3" office:value-type="string">
            <text:p>Выполнил студент <text:s/>Музафаров К.Р</text:p>
          </table:table-cell>
          <table:table-cell/>
          <table:table-cell table:style-name="ce16"/>
          <table:table-cell table:number-columns-repeated="3"/>
          <table:table-cell table:style-name="ce21" table:number-columns-repeated="5"/>
        </table:table-row>
        <table:table-row table:style-name="ro1">
          <table:table-cell table:style-name="ce4" office:value-type="string">
            <text:p>Исходные данные</text:p>
          </table:table-cell>
          <table:table-cell table:style-name="ce11" table:number-columns-repeated="8"/>
          <table:table-cell table:style-name="ce23"/>
          <table:table-cell table:style-name="ce28"/>
        </table:table-row>
        <table:table-row table:style-name="ro3">
          <table:table-cell table:style-name="ce5" office:value-type="string">
            <text:p>Ускорение g свободного падения тела м/с<text:span text:style-name="T1">2</text:span></text:p>
          </table:table-cell>
          <table:table-cell table:style-name="ce12" office:value-type="float" office:value="9.8">
            <text:p>9,8</text:p>
          </table:table-cell>
          <table:table-cell table:style-name="ce12" table:number-columns-repeated="7"/>
          <table:table-cell table:style-name="ce24"/>
          <table:table-cell table:style-name="ce29"/>
        </table:table-row>
        <table:table-row table:style-name="ro3">
          <table:table-cell table:style-name="ce6" office:value-type="string">
            <text:p>Коэффициент k сопротивления среды, с<text:span text:style-name="T1">2</text:span>/м<text:span text:style-name="T1">2</text:span></text:p>
          </table:table-cell>
          <table:table-cell table:style-name="ce13" office:value-type="float" office:value="0.001">
            <text:p>0,001</text:p>
          </table:table-cell>
          <table:table-cell table:style-name="ce13" table:number-columns-repeated="7"/>
          <table:table-cell table:style-name="ce25"/>
          <table:table-cell table:style-name="ce30" office:value-type="float" office:value="0.0260145681556931">
            <text:p>0,026</text:p>
          </table:table-cell>
        </table:table-row>
        <table:table-row table:style-name="ro1">
          <table:table-cell table:style-name="ce7" office:value-type="string">
            <text:p>Момент t времени, с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40">
            <text:p>40</text:p>
          </table:table-cell>
        </table:table-row>
        <table:table-row table:style-name="ro1" table:visibility="collapse">
          <table:table-cell table:style-name="ce8"/>
          <table:table-cell table:style-name="ce14"/>
          <table:table-cell table:style-name="ce12" table:number-columns-repeated="7"/>
          <table:table-cell table:style-name="ce24"/>
          <table:table-cell table:style-name="ce29"/>
        </table:table-row>
        <table:table-row table:style-name="ro1" table:visibility="collapse">
          <table:table-cell table:style-name="ce8" office:value-type="string">
            <text:p>Промежуточные формулы:</text:p>
          </table:table-cell>
          <table:table-cell table:style-name="ce14"/>
          <table:table-cell table:style-name="ce12" table:number-columns-repeated="7"/>
          <table:table-cell table:style-name="ce24"/>
          <table:table-cell table:style-name="ce31"/>
        </table:table-row>
        <table:table-row table:style-name="ro4" table:visibility="collapse">
          <table:table-cell table:style-name="ce9" office:value-type="string">
            <text:p>Корень из коэффициента сопротивления</text:p>
          </table:table-cell>
          <table:table-cell table:style-name="ce14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26" table:formula="of:=SQRT([.$B$6])" office:value-type="float" office:value="0.0316227766016838">
            <text:p>0,03</text:p>
          </table:table-cell>
          <table:table-cell table:style-name="ce32" table:formula="of:=SQRT([.$K$6])" office:value-type="float" office:value="0.161290322572971">
            <text:p>0,16</text:p>
          </table:table-cell>
        </table:table-row>
        <table:table-row table:style-name="ro1" table:visibility="collapse">
          <table:table-cell table:style-name="ce8" office:value-type="string">
            <text:p>Показатель экспоненты</text:p>
          </table:table-cell>
          <table:table-cell table:style-name="ce14" table:formula="of:=[.B10]*[.$B$5]*[.B7]" office:value-type="float" office:value="0">
            <text:p>0</text:p>
          </table:table-cell>
          <table:table-cell table:style-name="ce17" table:formula="of:=[.C10]*[.$B$5]*[.C7]" office:value-type="float" office:value="0.309903210696501">
            <text:p>0,31</text:p>
          </table:table-cell>
          <table:table-cell table:style-name="ce17" table:formula="of:=[.D10]*[.$B$5]*[.D7]" office:value-type="float" office:value="0.619806421393002">
            <text:p>0,62</text:p>
          </table:table-cell>
          <table:table-cell table:style-name="ce17" table:formula="of:=[.E10]*[.$B$5]*[.E7]" office:value-type="float" office:value="0.929709632089504">
            <text:p>0,93</text:p>
          </table:table-cell>
          <table:table-cell table:style-name="ce17" table:formula="of:=[.F10]*[.$B$5]*[.F7]" office:value-type="float" office:value="1.54951605348251">
            <text:p>1,55</text:p>
          </table:table-cell>
          <table:table-cell table:style-name="ce17" table:formula="of:=[.G10]*[.$B$5]*[.G7]" office:value-type="float" office:value="3.09903210696501">
            <text:p>3,1</text:p>
          </table:table-cell>
          <table:table-cell table:style-name="ce17" table:formula="of:=[.H10]*[.$B$5]*[.H7]" office:value-type="float" office:value="6.19806421393002">
            <text:p>6,2</text:p>
          </table:table-cell>
          <table:table-cell table:style-name="ce17" table:formula="of:=[.I10]*[.$B$5]*[.I7]" office:value-type="float" office:value="12.39612842786">
            <text:p>12,4</text:p>
          </table:table-cell>
          <table:table-cell table:style-name="ce26" table:formula="of:=[.J10]*[.$B$5]*[.J7]" office:value-type="float" office:value="123.9612842786">
            <text:p>123,96</text:p>
          </table:table-cell>
          <table:table-cell table:style-name="ce32" table:formula="of:=[.K10]*[.$B$5]*[.K7]" office:value-type="float" office:value="63.2258064486047">
            <text:p>63,23</text:p>
          </table:table-cell>
        </table:table-row>
        <table:table-row table:style-name="ro1" table:visibility="collapse">
          <table:table-cell table:style-name="ce8" office:value-type="string">
            <text:p>Возрастающая экспонента</text:p>
          </table:table-cell>
          <table:table-cell table:style-name="ce14" table:formula="of:=EXP([.B11])" office:value-type="float" office:value="1">
            <text:p>1</text:p>
          </table:table-cell>
          <table:table-cell table:style-name="ce17" table:formula="of:=EXP([.C11])" office:value-type="float" office:value="1.3632931555512">
            <text:p>1,36</text:p>
          </table:table-cell>
          <table:table-cell table:style-name="ce17" table:formula="of:=EXP([.D11])" office:value-type="float" office:value="1.85856822797275">
            <text:p>1,86</text:p>
          </table:table-cell>
          <table:table-cell table:style-name="ce17" table:formula="of:=EXP([.E11])" office:value-type="float" office:value="2.53377334432017">
            <text:p>2,53</text:p>
          </table:table-cell>
          <table:table-cell table:style-name="ce17" table:formula="of:=EXP([.F11])" office:value-type="float" office:value="4.70919063463774">
            <text:p>4,71</text:p>
          </table:table-cell>
          <table:table-cell table:style-name="ce17" table:formula="of:=EXP([.G11])" office:value-type="float" office:value="22.1764764333598">
            <text:p>22,18</text:p>
          </table:table-cell>
          <table:table-cell table:style-name="ce17" table:formula="of:=EXP([.H11])" office:value-type="float" office:value="491.796106999361">
            <text:p>491,8</text:p>
          </table:table-cell>
          <table:table-cell table:style-name="ce17" table:formula="of:=EXP([.I11])" office:value-type="float" office:value="241863.410859727">
            <text:p>241863,41</text:p>
          </table:table-cell>
          <table:table-cell table:style-name="ce26" table:formula="of:=EXP([.J11])" office:value-type="float" office:value="6.85017603110892E+053">
            <text:p>6,85E+053</text:p>
          </table:table-cell>
          <table:table-cell table:style-name="ce32" table:formula="of:=EXP([.K11])" office:value-type="float" office:value="2.87487426035871E+027">
            <text:p>2,87E+027</text:p>
          </table:table-cell>
        </table:table-row>
        <table:table-row table:style-name="ro1" table:visibility="collapse">
          <table:table-cell table:style-name="ce8" office:value-type="string">
            <text:p>Убывающая экспонента</text:p>
          </table:table-cell>
          <table:table-cell table:style-name="ce14" table:formula="of:=EXP(-[.B11])" office:value-type="float" office:value="1">
            <text:p>1</text:p>
          </table:table-cell>
          <table:table-cell table:style-name="ce17" table:formula="of:=EXP(-[.C11])" office:value-type="float" office:value="0.733517949479974">
            <text:p>0,73</text:p>
          </table:table-cell>
          <table:table-cell table:style-name="ce17" table:formula="of:=EXP(-[.D11])" office:value-type="float" office:value="0.538048582209306">
            <text:p>0,54</text:p>
          </table:table-cell>
          <table:table-cell table:style-name="ce17" table:formula="of:=EXP(-[.E11])" office:value-type="float" office:value="0.394668292742777">
            <text:p>0,39</text:p>
          </table:table-cell>
          <table:table-cell table:style-name="ce17" table:formula="of:=EXP(-[.F11])" office:value-type="float" office:value="0.212350715353218">
            <text:p>0,21</text:p>
          </table:table-cell>
          <table:table-cell table:style-name="ce17" table:formula="of:=EXP(-[.G11])" office:value-type="float" office:value="0.0450928263110236">
            <text:p>0,05</text:p>
          </table:table-cell>
          <table:table-cell table:style-name="ce17" table:formula="of:=EXP(-[.H11])" office:value-type="float" office:value="0.00203336298471614">
            <text:p>0</text:p>
          </table:table-cell>
          <table:table-cell table:style-name="ce17" table:formula="of:=EXP(-[.I11])" office:value-type="float" office:value="0.00000413456502761374">
            <text:p>0</text:p>
          </table:table-cell>
          <table:table-cell table:style-name="ce26" table:formula="of:=EXP(-[.J11])" office:value-type="float" office:value="1.45981650027484E-054">
            <text:p>0</text:p>
          </table:table-cell>
          <table:table-cell table:style-name="ce32" table:formula="of:=EXP(-[.K11])" office:value-type="float" office:value="3.4784129997923E-028">
            <text:p>0</text:p>
          </table:table-cell>
        </table:table-row>
        <table:table-row table:style-name="ro1" table:visibility="collapse">
          <table:table-cell table:style-name="ce8"/>
          <table:table-cell table:style-name="ce14"/>
          <table:table-cell table:style-name="ce12" table:number-columns-repeated="7"/>
          <table:table-cell table:style-name="ce24"/>
          <table:table-cell table:style-name="ce33"/>
        </table:table-row>
        <table:table-row table:style-name="ro5">
          <table:table-cell table:style-name="ce10" office:value-type="string">
            <text:p>Искомая скорость V, м/с</text:p>
          </table:table-cell>
          <table:table-cell table:style-name="ce15" table:formula="of:=([.B12]-[.B13])/([.B12]+[.B13])/[.B10]" office:value-type="float" office:value="0">
            <text:p>0,00</text:p>
          </table:table-cell>
          <table:table-cell table:style-name="ce15" table:formula="of:=([.C12]-[.C13])/([.C12]+[.C13])/[.C10]" office:value-type="float" office:value="9.49787064895084">
            <text:p>9,50</text:p>
          </table:table-cell>
          <table:table-cell table:style-name="ce15" table:formula="of:=([.D12]-[.D13])/([.D12]+[.D13])/[.D10]" office:value-type="float" office:value="17.4239359328118">
            <text:p>17,42</text:p>
          </table:table-cell>
          <table:table-cell table:style-name="ce15" table:formula="of:=([.E12]-[.E13])/([.E12]+[.E13])/[.E10]" office:value-type="float" office:value="23.0991255954852">
            <text:p>23,10</text:p>
          </table:table-cell>
          <table:table-cell table:style-name="ce15" table:formula="of:=([.F12]-[.F13])/([.F12]+[.F13])/[.F10]" office:value-type="float" office:value="28.8939082430608">
            <text:p>28,89</text:p>
          </table:table-cell>
          <table:table-cell table:style-name="ce22" table:formula="of:=([.G12]-[.G13])/([.G12]+[.G13])/[.G10]" office:value-type="float" office:value="31.4944363970737">
            <text:p>31,49</text:p>
          </table:table-cell>
          <table:table-cell table:style-name="ce22" table:formula="of:=([.H12]-[.H13])/([.H12]+[.H13])/[.H10]" office:value-type="float" office:value="31.6225151099125">
            <text:p>31,62</text:p>
          </table:table-cell>
          <table:table-cell table:style-name="ce22" table:formula="of:=([.I12]-[.I13])/([.I12]+[.I13])/[.I10]" office:value-type="float" office:value="31.6227766006026">
            <text:p>31,62</text:p>
          </table:table-cell>
          <table:table-cell table:style-name="ce27" table:formula="of:=([.J12]-[.J13])/([.J12]+[.J13])/[.J10]" office:value-type="float" office:value="31.6227766016838">
            <text:p>31,62</text:p>
          </table:table-cell>
          <table:table-cell table:style-name="ce34" table:formula="of:=([.K12]-[.K13])/([.K12]+[.K13])/[.K10]" office:value-type="float" office:value="6.20000000029499">
            <text:p>6,20</text:p>
          </table:table-cell>
        </table:table-row>
        <table:table-row table:style-name="ro5">
          <table:table-cell table:number-columns-repeated="2"/>
          <table:table-cell table:style-name="ce16"/>
          <table:table-cell table:number-columns-repeated="8"/>
        </table:table-row>
        <table:table-row table:style-name="ro5" table:number-rows-repeated="11">
          <table:table-cell table:number-columns-repeated="11"/>
        </table:table-row>
        <table:table-row table:style-name="ro5">
          <table:table-cell>
            <draw:frame table:end-cell-address="'Падение тела'.K62" table:end-x="1.469cm" table:end-y="0.161cm" draw:z-index="2" draw:style-name="gr2" draw:text-style-name="P1" svg:width="17.243cm" svg:height="14.673cm" svg:x="1.621cm" svg:y="0.06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</table:table>
      <table:table table:name="План" table:style-name="ta1" table:print="false">
        <table:table-column table:style-name="co8" table:default-cell-style-name="Default"/>
        <table:table-column table:style-name="co9" table:default-cell-style-name="ce46"/>
        <table:table-column table:style-name="co8" table:default-cell-style-name="ce56"/>
        <table:table-column table:style-name="co8" table:number-columns-repeated="3" table:default-cell-style-name="Default"/>
        <table:table-column table:style-name="co8" table:default-cell-style-name="ce77"/>
        <table:table-row table:style-name="ro1">
          <table:table-cell table:style-name="ce35" office:value-type="string" table:number-columns-spanned="7" table:number-rows-spanned="1">
            <text:p>ПЛАН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36" office:value-type="string" table:number-columns-spanned="7" table:number-rows-spanned="1">
            <text:p>финансовых потоков в 200.. году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37" office:value-type="string" table:number-columns-spanned="2" table:number-rows-spanned="1">
            <text:p>Квартал</text:p>
          </table:table-cell>
          <table:covered-table-cell table:style-name="ce44"/>
          <table:table-cell table:style-name="ce52" office:value-type="string">
            <text:p>I</text:p>
          </table:table-cell>
          <table:table-cell table:style-name="ce63" office:value-type="string">
            <text:p>II</text:p>
          </table:table-cell>
          <table:table-cell table:style-name="ce63" office:value-type="string">
            <text:p>III</text:p>
          </table:table-cell>
          <table:table-cell table:style-name="ce63" office:value-type="string">
            <text:p>IV</text:p>
          </table:table-cell>
          <table:table-cell table:style-name="ce76" office:value-type="string">
            <text:p>За год</text:p>
          </table:table-cell>
        </table:table-row>
        <table:table-row table:style-name="ro1">
          <table:table-cell table:style-name="ce38" office:value-type="string" table:number-columns-spanned="2" table:number-rows-spanned="1">
            <text:p>Объем сбыта (шт.)</text:p>
          </table:table-cell>
          <table:covered-table-cell table:style-name="ce45"/>
          <table:table-cell table:style-name="ce53" table:formula="of:=35*SQRT([.C12]+3000)" office:value-type="float" office:value="3990.61398784698">
            <text:p>3991</text:p>
          </table:table-cell>
          <table:table-cell table:style-name="ce64" table:formula="of:=35*SQRT([.D12]+3000)" office:value-type="float" office:value="3990.61398784698">
            <text:p>3991</text:p>
          </table:table-cell>
          <table:table-cell table:style-name="ce64" table:formula="of:=35*SQRT([.E12]+3000)" office:value-type="float" office:value="3990.61398784698">
            <text:p>3991</text:p>
          </table:table-cell>
          <table:table-cell table:style-name="ce70" table:formula="of:=35*SQRT([.F12]+3000)" office:value-type="float" office:value="3990.61398784698">
            <text:p>3991</text:p>
          </table:table-cell>
          <table:table-cell table:formula="of:=SUM([.C5:.F5])" office:value-type="float" office:value="15962.4559513879">
            <text:p>15962</text:p>
          </table:table-cell>
        </table:table-row>
        <table:table-row table:style-name="ro1">
          <table:table-cell table:style-name="ce39"/>
          <table:table-cell/>
          <table:table-cell table:style-name="ce54"/>
          <table:table-cell table:style-name="ce16" table:number-columns-repeated="2"/>
          <table:table-cell table:style-name="ce46"/>
          <table:table-cell/>
        </table:table-row>
        <table:table-row table:style-name="ro1">
          <table:table-cell table:style-name="ce40" office:value-type="string">
            <text:p>Приход:</text:p>
          </table:table-cell>
          <table:table-cell table:style-name="ce47" office:value-type="string">
            <text:p>Начальная сумма</text:p>
          </table:table-cell>
          <table:table-cell table:style-name="ce55" office:value-type="float" office:value="155000">
            <text:p>155000</text:p>
          </table:table-cell>
          <table:table-cell table:style-name="ce65" table:formula="of:=[.C15]" office:value-type="float" office:value="172915.525890623">
            <text:p>172916</text:p>
          </table:table-cell>
          <table:table-cell table:style-name="ce65" table:formula="of:=[.D15]" office:value-type="float" office:value="190831.051781246">
            <text:p>190831</text:p>
          </table:table-cell>
          <table:table-cell table:style-name="ce71" table:formula="of:=[.E15]" office:value-type="float" office:value="207746.577671869">
            <text:p>207747</text:p>
          </table:table-cell>
          <table:table-cell table:style-name="ce78" table:formula="of:=SUM([.C7:.F7])" office:value-type="float" office:value="726493.155343737">
            <text:p>726493</text:p>
          </table:table-cell>
        </table:table-row>
        <table:table-row table:style-name="ro1">
          <table:table-cell table:style-name="ce39"/>
          <table:table-cell office:value-type="string">
            <text:p>Реализация</text:p>
          </table:table-cell>
          <table:table-cell table:formula="of:=[.C5]*[.$C$20]" office:value-type="float" office:value="159624.559513879">
            <text:p>159625</text:p>
          </table:table-cell>
          <table:table-cell table:style-name="ce66" table:formula="of:=[.D5]*[.$C$20]" office:value-type="float" office:value="159624.559513879">
            <text:p>159625</text:p>
          </table:table-cell>
          <table:table-cell table:style-name="ce66" table:formula="of:=[.E5]*[.$C$20]" office:value-type="float" office:value="159624.559513879">
            <text:p>159625</text:p>
          </table:table-cell>
          <table:table-cell table:style-name="ce72" table:formula="of:=[.F5]*[.$C$20]" office:value-type="float" office:value="159624.559513879">
            <text:p>159625</text:p>
          </table:table-cell>
          <table:table-cell table:formula="of:=SUM([.C8:.F8])" office:value-type="float" office:value="638498.238055517">
            <text:p>638498</text:p>
          </table:table-cell>
        </table:table-row>
        <table:table-row table:style-name="ro1">
          <table:table-cell table:style-name="ce41" office:value-type="string">
            <text:p>Всего:</text:p>
          </table:table-cell>
          <table:table-cell/>
          <table:table-cell table:formula="of:=SUM([.C7:.C8])" office:value-type="float" office:value="314624.559513879">
            <text:p>314625</text:p>
          </table:table-cell>
          <table:table-cell table:style-name="ce66" table:formula="of:=SUM([.D7:.D8])" office:value-type="float" office:value="332540.085404502">
            <text:p>332540</text:p>
          </table:table-cell>
          <table:table-cell table:style-name="ce66" table:formula="of:=SUM([.E7:.E8])" office:value-type="float" office:value="350455.611295125">
            <text:p>350456</text:p>
          </table:table-cell>
          <table:table-cell table:style-name="ce72" table:formula="of:=SUM([.F7:.F8])" office:value-type="float" office:value="367371.137185748">
            <text:p>367371</text:p>
          </table:table-cell>
          <table:table-cell table:style-name="ce79" table:formula="of:=SUM([.C9:.F9])" office:value-type="float" office:value="1364991.39339925">
            <text:p>1364991</text:p>
          </table:table-cell>
        </table:table-row>
        <table:table-row table:style-name="ro6">
          <table:table-cell table:style-name="ce40" office:value-type="string">
            <text:p>Расход:</text:p>
          </table:table-cell>
          <table:table-cell table:style-name="ce48" office:value-type="string">
            <text:p>Себестоимость реализованного товара</text:p>
          </table:table-cell>
          <table:table-cell table:style-name="ce57" table:formula="of:=[.C5]*[.$C$21]" office:value-type="float" office:value="99765.3496961746">
            <text:p>99765</text:p>
          </table:table-cell>
          <table:table-cell table:style-name="ce65" table:formula="of:=[.D5]*[.$C$21]" office:value-type="float" office:value="99765.3496961746">
            <text:p>99765</text:p>
          </table:table-cell>
          <table:table-cell table:style-name="ce65" table:formula="of:=[.E5]*[.$C$21]" office:value-type="float" office:value="99765.3496961746">
            <text:p>99765</text:p>
          </table:table-cell>
          <table:table-cell table:style-name="ce71" table:formula="of:=[.F5]*[.$C$21]" office:value-type="float" office:value="99765.3496961746">
            <text:p>99765</text:p>
          </table:table-cell>
          <table:table-cell table:style-name="ce80" table:formula="of:=SUM([.C10:.F10])" office:value-type="float" office:value="399061.398784698">
            <text:p>399061</text:p>
          </table:table-cell>
        </table:table-row>
        <table:table-row table:style-name="ro1">
          <table:table-cell table:style-name="ce39"/>
          <table:table-cell office:value-type="string">
            <text:p>Затраты на зарплату</text:p>
          </table:table-cell>
          <table:table-cell table:style-name="ce58" office:value-type="float" office:value="8000">
            <text:p>8000</text:p>
          </table:table-cell>
          <table:table-cell table:style-name="ce67" office:value-type="float" office:value="8000">
            <text:p>8000</text:p>
          </table:table-cell>
          <table:table-cell table:style-name="ce67" office:value-type="float" office:value="9000">
            <text:p>9000</text:p>
          </table:table-cell>
          <table:table-cell table:style-name="ce73" office:value-type="float" office:value="9000">
            <text:p>9000</text:p>
          </table:table-cell>
          <table:table-cell table:formula="of:=SUM([.C11:.F11])" office:value-type="float" office:value="34000">
            <text:p>34000</text:p>
          </table:table-cell>
        </table:table-row>
        <table:table-row table:style-name="ro1">
          <table:table-cell table:style-name="ce39"/>
          <table:table-cell office:value-type="string">
            <text:p>Затраты на рекламу</text:p>
          </table:table-cell>
          <table:table-cell table:style-name="ce58" office:value-type="float" office:value="10000">
            <text:p>10000</text:p>
          </table:table-cell>
          <table:table-cell table:number-columns-repeated="2" table:style-name="ce67" office:value-type="float" office:value="10000">
            <text:p>10000</text:p>
          </table:table-cell>
          <table:table-cell table:style-name="ce73" office:value-type="float" office:value="10000">
            <text:p>10000</text:p>
          </table:table-cell>
          <table:table-cell table:formula="of:=SUM([.C12:.F12])" office:value-type="float" office:value="40000">
            <text:p>40000</text:p>
          </table:table-cell>
        </table:table-row>
        <table:table-row table:style-name="ro1">
          <table:table-cell table:style-name="ce39"/>
          <table:table-cell office:value-type="string">
            <text:p>Накладные расходы</text:p>
          </table:table-cell>
          <table:table-cell table:formula="of:=0.15*[.C8]" office:value-type="float" office:value="23943.6839270819">
            <text:p>23944</text:p>
          </table:table-cell>
          <table:table-cell table:style-name="ce66" table:formula="of:=0.15*[.D8]" office:value-type="float" office:value="23943.6839270819">
            <text:p>23944</text:p>
          </table:table-cell>
          <table:table-cell table:style-name="ce66" table:formula="of:=0.15*[.E8]" office:value-type="float" office:value="23943.6839270819">
            <text:p>23944</text:p>
          </table:table-cell>
          <table:table-cell table:style-name="ce72" table:formula="of:=0.15*[.F8]" office:value-type="float" office:value="23943.6839270819">
            <text:p>23944</text:p>
          </table:table-cell>
          <table:table-cell table:formula="of:=SUM([.C13:.F13])" office:value-type="float" office:value="95774.7357083276">
            <text:p>95775</text:p>
          </table:table-cell>
        </table:table-row>
        <table:table-row table:style-name="ro1">
          <table:table-cell table:style-name="ce41" office:value-type="string">
            <text:p>Всего:</text:p>
          </table:table-cell>
          <table:table-cell/>
          <table:table-cell table:formula="of:=SUM([.C10:.C13])" office:value-type="float" office:value="141709.033623256">
            <text:p>141709</text:p>
          </table:table-cell>
          <table:table-cell table:style-name="ce66" table:formula="of:=SUM([.D10:.D13])" office:value-type="float" office:value="141709.033623256">
            <text:p>141709</text:p>
          </table:table-cell>
          <table:table-cell table:style-name="ce66" table:formula="of:=SUM([.E10:.E13])" office:value-type="float" office:value="142709.033623256">
            <text:p>142709</text:p>
          </table:table-cell>
          <table:table-cell table:style-name="ce72" table:formula="of:=SUM([.F10:.F13])" office:value-type="float" office:value="142709.033623256">
            <text:p>142709</text:p>
          </table:table-cell>
          <table:table-cell table:formula="of:=SUM([.C14:.F14])" office:value-type="float" office:value="568836.134493026">
            <text:p>568836</text:p>
          </table:table-cell>
        </table:table-row>
        <table:table-row table:style-name="ro1">
          <table:table-cell table:style-name="ce40" office:value-type="string">
            <text:p>Остаток</text:p>
          </table:table-cell>
          <table:table-cell table:style-name="ce47"/>
          <table:table-cell table:style-name="ce57" table:formula="of:=[.C9]-[.C14]" office:value-type="float" office:value="172915.525890623">
            <text:p>172916</text:p>
          </table:table-cell>
          <table:table-cell table:style-name="ce65" table:formula="of:=[.D9]-[.D14]" office:value-type="float" office:value="190831.051781246">
            <text:p>190831</text:p>
          </table:table-cell>
          <table:table-cell table:style-name="ce65" table:formula="of:=[.E9]-[.E14]" office:value-type="float" office:value="207746.577671869">
            <text:p>207747</text:p>
          </table:table-cell>
          <table:table-cell table:style-name="ce71" table:formula="of:=[.F9]-[.F14]" office:value-type="float" office:value="224662.103562491">
            <text:p>224662</text:p>
          </table:table-cell>
          <table:table-cell table:style-name="ce80" table:formula="of:=SUM([.C15:.F15])" office:value-type="float" office:value="796155.258906229">
            <text:p>796155</text:p>
          </table:table-cell>
        </table:table-row>
        <table:table-row table:style-name="ro1">
          <table:table-cell table:style-name="ce40" office:value-type="string">
            <text:p>Валовый доход</text:p>
          </table:table-cell>
          <table:table-cell table:style-name="ce47"/>
          <table:table-cell table:style-name="ce57" table:formula="of:=[.C8]-[.C10]" office:value-type="float" office:value="59859.2098177048">
            <text:p>59859</text:p>
          </table:table-cell>
          <table:table-cell table:style-name="ce65" table:formula="of:=[.D8]-[.D10]" office:value-type="float" office:value="59859.2098177048">
            <text:p>59859</text:p>
          </table:table-cell>
          <table:table-cell table:style-name="ce65" table:formula="of:=[.E8]-[.E10]" office:value-type="float" office:value="59859.2098177048">
            <text:p>59859</text:p>
          </table:table-cell>
          <table:table-cell table:style-name="ce71" table:formula="of:=[.F8]-[.F10]" office:value-type="float" office:value="59859.2098177048">
            <text:p>59859</text:p>
          </table:table-cell>
          <table:table-cell table:style-name="ce80" table:formula="of:=SUM([.C16:.F16])" office:value-type="float" office:value="239436.839270819">
            <text:p>239437</text:p>
          </table:table-cell>
        </table:table-row>
        <table:table-row table:style-name="ro1">
          <table:table-cell table:style-name="ce42" office:value-type="string" table:number-columns-spanned="2" table:number-rows-spanned="1">
            <text:p>Прибыль</text:p>
          </table:table-cell>
          <table:covered-table-cell/>
          <table:table-cell table:style-name="ce59" table:formula="of:=[.C15]-[.C7]" office:value-type="currency" office:currency="RUR" office:value="17915.5258906229">
            <text:p>17 916 р.</text:p>
          </table:table-cell>
          <table:table-cell table:style-name="ce68" table:formula="of:=[.D15]-[.D7]" office:value-type="currency" office:currency="RUR" office:value="17915.5258906229">
            <text:p>17 916 р.</text:p>
          </table:table-cell>
          <table:table-cell table:style-name="ce68" table:formula="of:=[.E15]-[.E7]" office:value-type="currency" office:currency="RUR" office:value="16915.5258906229">
            <text:p>16 916 р.</text:p>
          </table:table-cell>
          <table:table-cell table:style-name="ce74" table:formula="of:=[.F15]-[.F7]" office:value-type="currency" office:currency="RUR" office:value="16915.5258906229">
            <text:p>16 916 р.</text:p>
          </table:table-cell>
          <table:table-cell table:style-name="ce81" table:formula="of:=SUM([.C17:.F17])" office:value-type="currency" office:currency="RUR" office:value="69662.1035624915">
            <text:p>69 662 р.</text:p>
          </table:table-cell>
        </table:table-row>
        <table:table-row table:style-name="ro1">
          <table:table-cell table:style-name="ce43" office:value-type="string" table:number-columns-spanned="2" table:number-rows-spanned="1">
            <text:p>Уровень прибыльности</text:p>
          </table:table-cell>
          <table:covered-table-cell table:style-name="ce49"/>
          <table:table-cell table:style-name="ce60" table:formula="of:=[.C17]/[.C8]" office:value-type="percentage" office:value="0.112235397517668">
            <text:p>11%</text:p>
          </table:table-cell>
          <table:table-cell table:style-name="ce69" table:formula="of:=[.D17]/[.D8]" office:value-type="percentage" office:value="0.112235397517668">
            <text:p>11%</text:p>
          </table:table-cell>
          <table:table-cell table:style-name="ce69" table:formula="of:=[.E17]/[.E8]" office:value-type="percentage" office:value="0.10597069737976">
            <text:p>11%</text:p>
          </table:table-cell>
          <table:table-cell table:style-name="ce75" table:formula="of:=[.F17]/[.F8]" office:value-type="percentage" office:value="0.10597069737976">
            <text:p>11%</text:p>
          </table:table-cell>
          <table:table-cell table:style-name="ce82" table:formula="of:=[.G17]/[.G8]" office:value-type="percentage" office:value="0.109103047448714">
            <text:p>11%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50" office:value-type="string">
            <text:p>Цена товара:</text:p>
          </table:table-cell>
          <table:table-cell table:style-name="ce61" office:value-type="currency" office:currency="RUR" office:value="40">
            <text:p>40 р.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51" office:value-type="string">
            <text:p>Себестоимость товара:</text:p>
          </table:table-cell>
          <table:table-cell table:style-name="ce62" office:value-type="currency" office:currency="RUR" office:value="25">
            <text:p>25 р.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>
            <draw:frame table:end-cell-address="План.I42" table:end-x="0.047cm" table:end-y="0.249cm" draw:z-index="0" draw:style-name="gr2" draw:text-style-name="P1" svg:width="16.517cm" svg:height="8.768cm" svg:x="1.233cm" svg:y="0.056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3"/>
          <table:table-cell table:style-name="Default"/>
        </table:table-row>
      </table:table>
      <table:table table:name="Движение точки" table:style-name="ta1" table:print="false">
        <table:table-column table:style-name="co8" table:default-cell-style-name="ce87"/>
        <table:table-column table:style-name="co8" table:default-cell-style-name="ce93"/>
        <table:table-column table:style-name="co8" table:number-columns-repeated="2" table:default-cell-style-name="ce95"/>
        <table:table-column table:style-name="co8" table:default-cell-style-name="ce101"/>
        <table:table-column table:style-name="co8" table:number-columns-repeated="7" table:default-cell-style-name="Default"/>
        <table:table-row table:style-name="ro1">
          <table:table-cell table:style-name="ce35" office:value-type="string" table:number-columns-spanned="5" table:number-rows-spanned="1">
            <text:p>Движение точки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style-name="Default" table:formula="of:=['Падение тела'.A3]" office:value-type="string" office:string-value="Выполнил студент  Музафаров К.Р" table:number-columns-spanned="5" table:number-rows-spanned="1">
            <text:p>Выполнил студент <text:s/>Музафаров К.Р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style-name="ce83" office:value-type="string" table:number-columns-spanned="4" table:number-rows-spanned="1">
            <text:p>Начальная скорость</text:p>
          </table:table-cell>
          <table:covered-table-cell table:number-columns-repeated="3" table:style-name="ce89"/>
          <table:table-cell table:style-name="ce97" office:value-type="float" office:value="0.15">
            <text:p>0,15</text:p>
          </table:table-cell>
          <table:table-cell>
            <draw:frame table:end-cell-address="'Движение точки'.M24" table:end-x="1.677cm" table:end-y="0.273cm" draw:z-index="1" draw:style-name="gr3" draw:text-style-name="P1" svg:width="16.075cm" svg:height="9.288cm" svg:x="1.409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84" office:value-type="string" table:number-columns-spanned="4" table:number-rows-spanned="1">
            <text:p>Амплитуда силы</text:p>
          </table:table-cell>
          <table:covered-table-cell table:number-columns-repeated="3" table:style-name="ce90"/>
          <table:table-cell table:style-name="ce98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84" office:value-type="string" table:number-columns-spanned="4" table:number-rows-spanned="1">
            <text:p>Масса</text:p>
          </table:table-cell>
          <table:covered-table-cell table:number-columns-repeated="3" table:style-name="ce90"/>
          <table:table-cell table:style-name="ce98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84" office:value-type="string" table:number-columns-spanned="4" table:number-rows-spanned="1">
            <text:p>Частота изменения силы</text:p>
          </table:table-cell>
          <table:covered-table-cell table:number-columns-repeated="3" table:style-name="ce90"/>
          <table:table-cell table:style-name="ce98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85" office:value-type="string" table:number-columns-spanned="4" table:number-rows-spanned="1">
            <text:p>Шаг по времени</text:p>
          </table:table-cell>
          <table:covered-table-cell table:number-columns-repeated="3" table:style-name="ce91"/>
          <table:table-cell table:style-name="ce99" office:value-type="float" office:value="0.06">
            <text:p>0,06</text:p>
          </table:table-cell>
          <table:table-cell table:number-columns-repeated="7"/>
        </table:table-row>
        <table:table-row table:style-name="ro5">
          <table:table-cell table:style-name="ce86" office:value-type="string">
            <text:p>№</text:p>
          </table:table-cell>
          <table:table-cell table:style-name="ce92" office:value-type="string">
            <text:p>t, с</text:p>
          </table:table-cell>
          <table:table-cell table:style-name="ce92" office:value-type="string">
            <text:p>а, м/с<text:span text:style-name="T2">2</text:span></text:p>
          </table:table-cell>
          <table:table-cell table:style-name="ce92" office:value-type="string">
            <text:p>V, м/с</text:p>
          </table:table-cell>
          <table:table-cell table:style-name="ce100" office:value-type="string">
            <text:p>X, м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,00</text:p>
          </table:table-cell>
          <table:table-cell table:formula="of:=[.$E$4]/[.$E$5]*COS([.$E$6]*[.B9])" office:value-type="float" office:value="1">
            <text:p>1,000</text:p>
          </table:table-cell>
          <table:table-cell table:formula="of:=[.$E$3]+[.$E$4]/[.$E$5]/[.$E$6]*SIN([.$E$6]*[.B9])" office:value-type="float" office:value="0.15">
            <text:p>0,150</text:p>
          </table:table-cell>
          <table:table-cell table:formula="of:=[.$E$3]*[.B9]+[.$E$4]/[.$E$5]/[.$E$6]/[.$E$6]*(1-COS([.$E$6]*[.B9]))" office:value-type="float" office:value="0">
            <text:p>0,00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[.B9]+[.$E$7]" office:value-type="float" office:value="0.06">
            <text:p>0,06</text:p>
          </table:table-cell>
          <table:table-cell table:formula="of:=[.$E$4]/[.$E$5]*COS([.$E$6]*[.B10])" office:value-type="float" office:value="0.992808635853866">
            <text:p>0,993</text:p>
          </table:table-cell>
          <table:table-cell table:formula="of:=[.$E$3]+[.$E$4]/[.$E$5]/[.$E$6]*SIN([.$E$6]*[.B10])" office:value-type="float" office:value="0.20985610364446">
            <text:p>0,210</text:p>
          </table:table-cell>
          <table:table-cell table:formula="of:=[.$E$3]*[.B10]+[.$E$4]/[.$E$5]/[.$E$6]/[.$E$6]*(1-COS([.$E$6]*[.B10]))" office:value-type="float" office:value="0.0107978410365334">
            <text:p>0,01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[.B10]+[.$E$7]" office:value-type="float" office:value="0.12">
            <text:p>0,12</text:p>
          </table:table-cell>
          <table:table-cell table:formula="of:=[.$E$4]/[.$E$5]*COS([.$E$6]*[.B11])" office:value-type="float" office:value="0.97133797485203">
            <text:p>0,971</text:p>
          </table:table-cell>
          <table:table-cell table:formula="of:=[.$E$3]+[.$E$4]/[.$E$5]/[.$E$6]*SIN([.$E$6]*[.B11])" office:value-type="float" office:value="0.268851313213567">
            <text:p>0,269</text:p>
          </table:table-cell>
          <table:table-cell table:formula="of:=[.$E$3]*[.B11]+[.$E$4]/[.$E$5]/[.$E$6]/[.$E$6]*(1-COS([.$E$6]*[.B11]))" office:value-type="float" office:value="0.0251655062869926">
            <text:p>0,02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[.B11]+[.$E$7]" office:value-type="float" office:value="0.18">
            <text:p>0,18</text:p>
          </table:table-cell>
          <table:table-cell table:formula="of:=[.$E$4]/[.$E$5]*COS([.$E$6]*[.B12])" office:value-type="float" office:value="0.935896823677935">
            <text:p>0,936</text:p>
          </table:table-cell>
          <table:table-cell table:formula="of:=[.$E$3]+[.$E$4]/[.$E$5]/[.$E$6]*SIN([.$E$6]*[.B12])" office:value-type="float" office:value="0.326137116637545">
            <text:p>0,326</text:p>
          </table:table-cell>
          <table:table-cell table:formula="of:=[.$E$3]*[.B12]+[.$E$4]/[.$E$5]/[.$E$6]/[.$E$6]*(1-COS([.$E$6]*[.B12]))" office:value-type="float" office:value="0.0430257940805163">
            <text:p>0,04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[.B12]+[.$E$7]" office:value-type="float" office:value="0.24">
            <text:p>0,24</text:p>
          </table:table-cell>
          <table:table-cell table:formula="of:=[.$E$4]/[.$E$5]*COS([.$E$6]*[.B13])" office:value-type="float" office:value="0.886994922779284">
            <text:p>0,887</text:p>
          </table:table-cell>
          <table:table-cell table:formula="of:=[.$E$3]+[.$E$4]/[.$E$5]/[.$E$6]*SIN([.$E$6]*[.B13])" office:value-type="float" office:value="0.380889587770741">
            <text:p>0,381</text:p>
          </table:table-cell>
          <table:table-cell table:formula="of:=[.$E$3]*[.B13]+[.$E$4]/[.$E$5]/[.$E$6]/[.$E$6]*(1-COS([.$E$6]*[.B13]))" office:value-type="float" office:value="0.064251269305179">
            <text:p>0,06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f:=[.B13]+[.$E$7]" office:value-type="float" office:value="0.3">
            <text:p>0,30</text:p>
          </table:table-cell>
          <table:table-cell table:formula="of:=[.$E$4]/[.$E$5]*COS([.$E$6]*[.B14])" office:value-type="float" office:value="0.825335614909678">
            <text:p>0,825</text:p>
          </table:table-cell>
          <table:table-cell table:formula="of:=[.$E$3]+[.$E$4]/[.$E$5]/[.$E$6]*SIN([.$E$6]*[.B14])" office:value-type="float" office:value="0.432321236697518">
            <text:p>0,432</text:p>
          </table:table-cell>
          <table:table-cell table:formula="of:=[.$E$3]*[.B14]+[.$E$4]/[.$E$5]/[.$E$6]/[.$E$6]*(1-COS([.$E$6]*[.B14]))" office:value-type="float" office:value="0.0886660962725804">
            <text:p>0,089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[.B14]+[.$E$7]" office:value-type="float" office:value="0.36">
            <text:p>0,36</text:p>
          </table:table-cell>
          <table:table-cell table:formula="of:=[.$E$4]/[.$E$5]*COS([.$E$6]*[.B15])" office:value-type="float" office:value="0.751805729140895">
            <text:p>0,752</text:p>
          </table:table-cell>
          <table:table-cell table:formula="of:=[.$E$3]+[.$E$4]/[.$E$5]/[.$E$6]*SIN([.$E$6]*[.B15])" office:value-type="float" office:value="0.479692335985737">
            <text:p>0,480</text:p>
          </table:table-cell>
          <table:table-cell table:formula="of:=[.$E$3]*[.B15]+[.$E$4]/[.$E$5]/[.$E$6]/[.$E$6]*(1-COS([.$E$6]*[.B15]))" office:value-type="float" office:value="0.116048567714776">
            <text:p>0,11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[.B15]+[.$E$7]" office:value-type="float" office:value="0.42">
            <text:p>0,42</text:p>
          </table:table-cell>
          <table:table-cell table:formula="of:=[.$E$4]/[.$E$5]*COS([.$E$6]*[.B16])" office:value-type="float" office:value="0.667462825841308">
            <text:p>0,667</text:p>
          </table:table-cell>
          <table:table-cell table:formula="of:=[.$E$3]+[.$E$4]/[.$E$5]/[.$E$6]*SIN([.$E$6]*[.B16])" office:value-type="float" office:value="0.52232155998543">
            <text:p>0,522</text:p>
          </table:table-cell>
          <table:table-cell table:formula="of:=[.$E$3]*[.B16]+[.$E$4]/[.$E$5]/[.$E$6]/[.$E$6]*(1-COS([.$E$6]*[.B16]))" office:value-type="float" office:value="0.146134293539673">
            <text:p>0,146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[.B16]+[.$E$7]" office:value-type="float" office:value="0.48">
            <text:p>0,48</text:p>
          </table:table-cell>
          <table:table-cell table:formula="of:=[.$E$4]/[.$E$5]*COS([.$E$6]*[.B17])" office:value-type="float" office:value="0.573519986072457">
            <text:p>0,574</text:p>
          </table:table-cell>
          <table:table-cell table:formula="of:=[.$E$3]+[.$E$4]/[.$E$5]/[.$E$6]*SIN([.$E$6]*[.B17])" office:value-type="float" office:value="0.559595784150499">
            <text:p>0,560</text:p>
          </table:table-cell>
          <table:table-cell table:formula="of:=[.$E$3]*[.B17]+[.$E$4]/[.$E$5]/[.$E$6]/[.$E$6]*(1-COS([.$E$6]*[.B17]))" office:value-type="float" office:value="0.178620003481886">
            <text:p>0,17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[.B17]+[.$E$7]" office:value-type="float" office:value="0.54">
            <text:p>0,54</text:p>
          </table:table-cell>
          <table:table-cell table:formula="of:=[.$E$4]/[.$E$5]*COS([.$E$6]*[.B18])" office:value-type="float" office:value="0.47132836417374">
            <text:p>0,471</text:p>
          </table:table-cell>
          <table:table-cell table:formula="of:=[.$E$3]+[.$E$4]/[.$E$5]/[.$E$6]*SIN([.$E$6]*[.B18])" office:value-type="float" office:value="0.590978903442474">
            <text:p>0,591</text:p>
          </table:table-cell>
          <table:table-cell table:formula="of:=[.$E$3]*[.B18]+[.$E$4]/[.$E$5]/[.$E$6]/[.$E$6]*(1-COS([.$E$6]*[.B18]))" office:value-type="float" office:value="0.213167908956565">
            <text:p>0,213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formula="of:=[.B18]+[.$E$7]" office:value-type="float" office:value="0.6">
            <text:p>0,60</text:p>
          </table:table-cell>
          <table:table-cell table:formula="of:=[.$E$4]/[.$E$5]*COS([.$E$6]*[.B19])" office:value-type="float" office:value="0.362357754476673">
            <text:p>0,362</text:p>
          </table:table-cell>
          <table:table-cell table:formula="of:=[.$E$3]+[.$E$4]/[.$E$5]/[.$E$6]*SIN([.$E$6]*[.B19])" office:value-type="float" office:value="0.616019542983613">
            <text:p>0,616</text:p>
          </table:table-cell>
          <table:table-cell table:formula="of:=[.$E$3]*[.B19]+[.$E$4]/[.$E$5]/[.$E$6]/[.$E$6]*(1-COS([.$E$6]*[.B19]))" office:value-type="float" office:value="0.249410561380832">
            <text:p>0,249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f:=[.B19]+[.$E$7]" office:value-type="float" office:value="0.66">
            <text:p>0,66</text:p>
          </table:table-cell>
          <table:table-cell table:formula="of:=[.$E$4]/[.$E$5]*COS([.$E$6]*[.B20])" office:value-type="float" office:value="0.248175451652373">
            <text:p>0,248</text:p>
          </table:table-cell>
          <table:table-cell table:formula="of:=[.$E$3]+[.$E$4]/[.$E$5]/[.$E$6]*SIN([.$E$6]*[.B20])" office:value-type="float" office:value="0.634357550059133">
            <text:p>0,634</text:p>
          </table:table-cell>
          <table:table-cell table:formula="of:=[.$E$3]*[.B20]+[.$E$4]/[.$E$5]/[.$E$6]/[.$E$6]*(1-COS([.$E$6]*[.B20]))" office:value-type="float" office:value="0.286956137086907">
            <text:p>0,287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f:=[.B20]+[.$E$7]" office:value-type="float" office:value="0.72">
            <text:p>0,72</text:p>
          </table:table-cell>
          <table:table-cell table:formula="of:=[.$E$4]/[.$E$5]*COS([.$E$6]*[.B21])" office:value-type="float" office:value="0.130423708738145">
            <text:p>0,130</text:p>
          </table:table-cell>
          <table:table-cell table:formula="of:=[.$E$3]+[.$E$4]/[.$E$5]/[.$E$6]*SIN([.$E$6]*[.B21])" office:value-type="float" office:value="0.645729174095843">
            <text:p>0,646</text:p>
          </table:table-cell>
          <table:table-cell table:formula="of:=[.$E$3]*[.B21]+[.$E$4]/[.$E$5]/[.$E$6]/[.$E$6]*(1-COS([.$E$6]*[.B21]))" office:value-type="float" office:value="0.325394072815464">
            <text:p>0,325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[.B21]+[.$E$7]" office:value-type="float" office:value="0.78">
            <text:p>0,78</text:p>
          </table:table-cell>
          <table:table-cell table:formula="of:=[.$E$4]/[.$E$5]*COS([.$E$6]*[.B22])" office:value-type="float" office:value="0.0107961170582669">
            <text:p>0,011</text:p>
          </table:table-cell>
          <table:table-cell table:formula="of:=[.$E$3]+[.$E$4]/[.$E$5]/[.$E$6]*SIN([.$E$6]*[.B22])" office:value-type="float" office:value="0.649970860114983">
            <text:p>0,650</text:p>
          </table:table-cell>
          <table:table-cell table:formula="of:=[.$E$3]*[.B22]+[.$E$4]/[.$E$5]/[.$E$6]/[.$E$6]*(1-COS([.$E$6]*[.B22]))" office:value-type="float" office:value="0.364300970735433">
            <text:p>0,364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f:=[.B22]+[.$E$7]" office:value-type="float" office:value="0.84">
            <text:p>0,84</text:p>
          </table:table-cell>
          <table:table-cell table:formula="of:=[.$E$4]/[.$E$5]*COS([.$E$6]*[.B23])" office:value-type="float" office:value="-0.108986752239872">
            <text:p>-0,109</text:p>
          </table:table-cell>
          <table:table-cell table:formula="of:=[.$E$3]+[.$E$4]/[.$E$5]/[.$E$6]*SIN([.$E$6]*[.B23])" office:value-type="float" office:value="0.647021601099038">
            <text:p>0,647</text:p>
          </table:table-cell>
          <table:table-cell table:formula="of:=[.$E$3]*[.B23]+[.$E$4]/[.$E$5]/[.$E$6]/[.$E$6]*(1-COS([.$E$6]*[.B23]))" office:value-type="float" office:value="0.403246688059968">
            <text:p>0,403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[.B23]+[.$E$7]" office:value-type="float" office:value="0.9">
            <text:p>0,90</text:p>
          </table:table-cell>
          <table:table-cell table:formula="of:=[.$E$4]/[.$E$5]*COS([.$E$6]*[.B24])" office:value-type="float" office:value="-0.227202094693088">
            <text:p>-0,227</text:p>
          </table:table-cell>
          <table:table-cell table:formula="of:=[.$E$3]+[.$E$4]/[.$E$5]/[.$E$6]*SIN([.$E$6]*[.B24])" office:value-type="float" office:value="0.636923815439098">
            <text:p>0,637</text:p>
          </table:table-cell>
          <table:table-cell table:formula="of:=[.$E$3]*[.B24]+[.$E$4]/[.$E$5]/[.$E$6]/[.$E$6]*(1-COS([.$E$6]*[.B24]))" office:value-type="float" office:value="0.441800523673272">
            <text:p>0,442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formula="of:=[.B24]+[.$E$7]" office:value-type="float" office:value="0.96">
            <text:p>0,96</text:p>
          </table:table-cell>
          <table:table-cell table:formula="of:=[.$E$4]/[.$E$5]*COS([.$E$6]*[.B25])" office:value-type="float" office:value="-0.342149651150899">
            <text:p>-0,342</text:p>
          </table:table-cell>
          <table:table-cell table:formula="of:=[.$E$3]+[.$E$4]/[.$E$5]/[.$E$6]*SIN([.$E$6]*[.B25])" office:value-type="float" office:value="0.619822736842662">
            <text:p>0,620</text:p>
          </table:table-cell>
          <table:table-cell table:formula="of:=[.$E$3]*[.B25]+[.$E$4]/[.$E$5]/[.$E$6]/[.$E$6]*(1-COS([.$E$6]*[.B25]))" office:value-type="float" office:value="0.479537412787725">
            <text:p>0,480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formula="of:=[.B25]+[.$E$7]" office:value-type="float" office:value="1.02">
            <text:p>1,02</text:p>
          </table:table-cell>
          <table:table-cell table:formula="of:=[.$E$4]/[.$E$5]*COS([.$E$6]*[.B26])" office:value-type="float" office:value="-0.452176162140913">
            <text:p>-0,452</text:p>
          </table:table-cell>
          <table:table-cell table:formula="of:=[.$E$3]+[.$E$4]/[.$E$5]/[.$E$6]*SIN([.$E$6]*[.B26])" office:value-type="float" office:value="0.59596432547669">
            <text:p>0,596</text:p>
          </table:table-cell>
          <table:table-cell table:formula="of:=[.$E$3]*[.B26]+[.$E$4]/[.$E$5]/[.$E$6]/[.$E$6]*(1-COS([.$E$6]*[.B26]))" office:value-type="float" office:value="0.516044040535228">
            <text:p>0,516</text:p>
          </table:table-cell>
          <table:table-cell/>
          <table:table-cell table:style-name="ce1" office:value-type="string" table:number-columns-spanned="4" table:number-rows-spanned="1">
            <text:p>Максимальные значения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9">
            <text:p>19</text:p>
          </table:table-cell>
          <table:table-cell table:formula="of:=[.B26]+[.$E$7]" office:value-type="float" office:value="1.08">
            <text:p>1,08</text:p>
          </table:table-cell>
          <table:table-cell table:formula="of:=[.$E$4]/[.$E$5]*COS([.$E$6]*[.B27])" office:value-type="float" office:value="-0.555699146250613">
            <text:p>-0,556</text:p>
          </table:table-cell>
          <table:table-cell table:formula="of:=[.$E$3]+[.$E$4]/[.$E$5]/[.$E$6]*SIN([.$E$6]*[.B27])" office:value-type="float" office:value="0.565691730389341">
            <text:p>0,566</text:p>
          </table:table-cell>
          <table:table-cell table:formula="of:=[.$E$3]*[.B27]+[.$E$4]/[.$E$5]/[.$E$6]/[.$E$6]*(1-COS([.$E$6]*[.B27]))" office:value-type="float" office:value="0.550924786562653">
            <text:p>0,551</text:p>
          </table:table-cell>
          <table:table-cell/>
          <table:table-cell table:style-name="ce103"/>
          <table:table-cell table:style-name="ce106" office:value-type="string">
            <text:p>а, м/с<text:span text:style-name="T2">2</text:span></text:p>
          </table:table-cell>
          <table:table-cell table:style-name="ce106" office:value-type="string">
            <text:p>V, м/с</text:p>
          </table:table-cell>
          <table:table-cell table:style-name="ce111" office:value-type="string">
            <text:p>X, м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B27]+[.$E$7]" office:value-type="float" office:value="1.14">
            <text:p>1,14</text:p>
          </table:table-cell>
          <table:table-cell table:formula="of:=[.$E$4]/[.$E$5]*COS([.$E$6]*[.B28])" office:value-type="float" office:value="-0.651229660527546">
            <text:p>-0,651</text:p>
          </table:table-cell>
          <table:table-cell table:formula="of:=[.$E$3]+[.$E$4]/[.$E$5]/[.$E$6]*SIN([.$E$6]*[.B28])" office:value-type="float" office:value="0.529440354090461">
            <text:p>0,529</text:p>
          </table:table-cell>
          <table:table-cell table:formula="of:=[.$E$3]*[.B28]+[.$E$4]/[.$E$5]/[.$E$6]/[.$E$6]*(1-COS([.$E$6]*[.B28]))" office:value-type="float" office:value="0.583807415131887">
            <text:p>0,584</text:p>
          </table:table-cell>
          <table:table-cell/>
          <table:table-cell table:style-name="ce104" office:value-type="string">
            <text:p>max</text:p>
          </table:table-cell>
          <table:table-cell table:style-name="ce107" table:formula="of:=MAX([.C9:.C59])" office:value-type="float" office:value="1">
            <text:p>1,000</text:p>
          </table:table-cell>
          <table:table-cell table:style-name="ce110" table:formula="of:=MAX([.D9:.D59])" office:value-type="float" office:value="0.649970860114983">
            <text:p>0,650</text:p>
          </table:table-cell>
          <table:table-cell table:style-name="ce112" table:formula="of:=MAX([.E9:.E59])" office:value-type="float" office:value="0.746821149762119">
            <text:p>0,74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B28]+[.$E$7]" office:value-type="float" office:value="1.2">
            <text:p>1,20</text:p>
          </table:table-cell>
          <table:table-cell table:formula="of:=[.$E$4]/[.$E$5]*COS([.$E$6]*[.B29])" office:value-type="float" office:value="-0.737393715541246">
            <text:p>-0,737</text:p>
          </table:table-cell>
          <table:table-cell table:formula="of:=[.$E$3]+[.$E$4]/[.$E$5]/[.$E$6]*SIN([.$E$6]*[.B29])" office:value-type="float" office:value="0.487731590275575">
            <text:p>0,488</text:p>
          </table:table-cell>
          <table:table-cell table:formula="of:=[.$E$3]*[.B29]+[.$E$4]/[.$E$5]/[.$E$6]/[.$E$6]*(1-COS([.$E$6]*[.B29]))" office:value-type="float" office:value="0.614348428885312">
            <text:p>0,614</text:p>
          </table:table-cell>
          <table:table-cell/>
          <table:table-cell table:style-name="ce104" office:value-type="string">
            <text:p>t</text:p>
          </table:table-cell>
          <table:table-cell table:style-name="ce108" table:formula="of:=INDEX([.B9:.B59];[.H30])" office:value-type="float" office:value="0">
            <text:p>0</text:p>
          </table:table-cell>
          <table:table-cell table:style-name="ce90" table:formula="of:=INDEX([.B9:.B59];[.I30])" office:value-type="float" office:value="0.78">
            <text:p>0,78</text:p>
          </table:table-cell>
          <table:table-cell table:style-name="ce113" table:formula="of:=INDEX([.B9:.B59];[.J30])" office:value-type="float" office:value="1.74">
            <text:p>1,7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B29]+[.$E$7]" office:value-type="float" office:value="1.26">
            <text:p>1,26</text:p>
          </table:table-cell>
          <table:table-cell table:formula="of:=[.$E$4]/[.$E$5]*COS([.$E$6]*[.B30])" office:value-type="float" office:value="-0.812952037099891">
            <text:p>-0,813</text:p>
          </table:table-cell>
          <table:table-cell table:formula="of:=[.$E$3]+[.$E$4]/[.$E$5]/[.$E$6]*SIN([.$E$6]*[.B30])" office:value-type="float" office:value="0.44116532476204">
            <text:p>0,441</text:p>
          </table:table-cell>
          <table:table-cell table:formula="of:=[.$E$3]*[.B30]+[.$E$4]/[.$E$5]/[.$E$6]/[.$E$6]*(1-COS([.$E$6]*[.B30]))" office:value-type="float" office:value="0.642238009274973">
            <text:p>0,642</text:p>
          </table:table-cell>
          <table:table-cell/>
          <table:table-cell table:style-name="ce105" office:value-type="string">
            <text:p>№ в столбце</text:p>
          </table:table-cell>
          <table:table-cell table:style-name="ce109" table:formula="of:=MATCH([.H28];[.C9:.C59];0)" office:value-type="float" office:value="1">
            <text:p>1</text:p>
          </table:table-cell>
          <table:table-cell table:style-name="ce91" table:formula="of:=MATCH([.I28];[.D9:.D59];0)" office:value-type="float" office:value="14">
            <text:p>14</text:p>
          </table:table-cell>
          <table:table-cell table:style-name="ce114" table:formula="of:=MATCH([.J28];[.E9:.E59];0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B30]+[.$E$7]" office:value-type="float" office:value="1.32">
            <text:p>1,32</text:p>
          </table:table-cell>
          <table:table-cell table:formula="of:=[.$E$4]/[.$E$5]*COS([.$E$6]*[.B31])" office:value-type="float" office:value="-0.876817890394282">
            <text:p>-0,877</text:p>
          </table:table-cell>
          <table:table-cell table:formula="of:=[.$E$3]+[.$E$4]/[.$E$5]/[.$E$6]*SIN([.$E$6]*[.B31])" office:value-type="float" office:value="0.390411307494323">
            <text:p>0,390</text:p>
          </table:table-cell>
          <table:table-cell table:formula="of:=[.$E$3]*[.B31]+[.$E$4]/[.$E$5]/[.$E$6]/[.$E$6]*(1-COS([.$E$6]*[.B31]))" office:value-type="float" office:value="0.667204472598571">
            <text:p>0,667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formula="of:=[.B31]+[.$E$7]" office:value-type="float" office:value="1.38">
            <text:p>1,38</text:p>
          </table:table-cell>
          <table:table-cell table:formula="of:=[.$E$4]/[.$E$5]*COS([.$E$6]*[.B32])" office:value-type="float" office:value="-0.928072710209333">
            <text:p>-0,928</text:p>
          </table:table-cell>
          <table:table-cell table:formula="of:=[.$E$3]+[.$E$4]/[.$E$5]/[.$E$6]*SIN([.$E$6]*[.B32])" office:value-type="float" office:value="0.336199519712527">
            <text:p>0,336</text:p>
          </table:table-cell>
          <table:table-cell table:formula="of:=[.$E$3]*[.B32]+[.$E$4]/[.$E$5]/[.$E$6]/[.$E$6]*(1-COS([.$E$6]*[.B32]))" office:value-type="float" office:value="0.689018177552333">
            <text:p>0,689</text:p>
          </table:table-cell>
          <table:table-cell/>
          <table:table-cell table:style-name="ce1" office:value-type="string" table:number-columns-spanned="4" table:number-rows-spanned="1">
            <text:p>Минимальные значения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25">
            <text:p>25</text:p>
          </table:table-cell>
          <table:table-cell table:formula="of:=[.B32]+[.$E$7]" office:value-type="float" office:value="1.44">
            <text:p>1,44</text:p>
          </table:table-cell>
          <table:table-cell table:formula="of:=[.$E$4]/[.$E$5]*COS([.$E$6]*[.B33])" office:value-type="float" office:value="-0.965979312397975">
            <text:p>-0,966</text:p>
          </table:table-cell>
          <table:table-cell table:formula="of:=[.$E$3]+[.$E$4]/[.$E$5]/[.$E$6]*SIN([.$E$6]*[.B33])" office:value-type="float" office:value="0.279309674830555">
            <text:p>0,279</text:p>
          </table:table-cell>
          <table:table-cell table:formula="of:=[.$E$3]*[.B33]+[.$E$4]/[.$E$5]/[.$E$6]/[.$E$6]*(1-COS([.$E$6]*[.B33]))" office:value-type="float" office:value="0.707494828099494">
            <text:p>0,707</text:p>
          </table:table-cell>
          <table:table-cell/>
          <table:table-cell table:style-name="ce103"/>
          <table:table-cell table:style-name="ce106" office:value-type="string">
            <text:p>а, м/с<text:span text:style-name="T2">2</text:span></text:p>
          </table:table-cell>
          <table:table-cell table:style-name="ce106" office:value-type="string">
            <text:p>V, м/с</text:p>
          </table:table-cell>
          <table:table-cell table:style-name="ce111" office:value-type="string">
            <text:p>X, м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33]+[.$E$7]" office:value-type="float" office:value="1.5">
            <text:p>1,50</text:p>
          </table:table-cell>
          <table:table-cell table:formula="of:=[.$E$4]/[.$E$5]*COS([.$E$6]*[.B34])" office:value-type="float" office:value="-0.989992496600446">
            <text:p>-0,990</text:p>
          </table:table-cell>
          <table:table-cell table:formula="of:=[.$E$3]+[.$E$4]/[.$E$5]/[.$E$6]*SIN([.$E$6]*[.B34])" office:value-type="float" office:value="0.220560004029933">
            <text:p>0,221</text:p>
          </table:table-cell>
          <table:table-cell table:formula="of:=[.$E$3]*[.B34]+[.$E$4]/[.$E$5]/[.$E$6]/[.$E$6]*(1-COS([.$E$6]*[.B34]))" office:value-type="float" office:value="0.722498124150112">
            <text:p>0,722</text:p>
          </table:table-cell>
          <table:table-cell/>
          <table:table-cell table:style-name="ce104" office:value-type="string">
            <text:p>min</text:p>
          </table:table-cell>
          <table:table-cell table:style-name="ce107" table:formula="of:=MIN([.C9:.C59])" office:value-type="float" office:value="-0.999766887712928">
            <text:p>-1,000</text:p>
          </table:table-cell>
          <table:table-cell table:style-name="ce110" table:formula="of:=MIN([.D9:.D59])" office:value-type="float" office:value="-0.349737761413642">
            <text:p>-0,350</text:p>
          </table:table-cell>
          <table:table-cell table:style-name="ce112" table:formula="of:=MIN([.E9:.E59])" office:value-type="float" office:value="0">
            <text:p>0,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34]+[.$E$7]" office:value-type="float" office:value="1.56">
            <text:p>1,56</text:p>
          </table:table-cell>
          <table:table-cell table:formula="of:=[.$E$4]/[.$E$5]*COS([.$E$6]*[.B35])" office:value-type="float" office:value="-0.999766887712928">
            <text:p>-1,000</text:p>
          </table:table-cell>
          <table:table-cell table:formula="of:=[.$E$3]+[.$E$4]/[.$E$5]/[.$E$6]*SIN([.$E$6]*[.B35])" office:value-type="float" office:value="0.160795487863047">
            <text:p>0,161</text:p>
          </table:table-cell>
          <table:table-cell table:formula="of:=[.$E$3]*[.B35]+[.$E$4]/[.$E$5]/[.$E$6]/[.$E$6]*(1-COS([.$E$6]*[.B35]))" office:value-type="float" office:value="0.733941721928232">
            <text:p>0,734</text:p>
          </table:table-cell>
          <table:table-cell/>
          <table:table-cell table:style-name="ce104" office:value-type="string">
            <text:p>t</text:p>
          </table:table-cell>
          <table:table-cell table:style-name="ce108" table:formula="of:=INDEX([.B9:.B59];[.H36])" office:value-type="float" office:value="1.56">
            <text:p>1,56</text:p>
          </table:table-cell>
          <table:table-cell table:style-name="ce90" table:formula="of:=INDEX([.B9:.B59];[.I36])" office:value-type="float" office:value="2.34">
            <text:p>2,34</text:p>
          </table:table-cell>
          <table:table-cell table:style-name="ce113" table:formula="of:=INDEX([.B9:.B59];[.J3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35]+[.$E$7]" office:value-type="float" office:value="1.62">
            <text:p>1,62</text:p>
          </table:table-cell>
          <table:table-cell table:formula="of:=[.$E$4]/[.$E$5]*COS([.$E$6]*[.B36])" office:value-type="float" office:value="-0.99516190332383">
            <text:p>-0,995</text:p>
          </table:table-cell>
          <table:table-cell table:formula="of:=[.$E$3]+[.$E$4]/[.$E$5]/[.$E$6]*SIN([.$E$6]*[.B36])" office:value-type="float" office:value="0.100875703127445">
            <text:p>0,101</text:p>
          </table:table-cell>
          <table:table-cell table:formula="of:=[.$E$3]*[.B36]+[.$E$4]/[.$E$5]/[.$E$6]/[.$E$6]*(1-COS([.$E$6]*[.B36]))" office:value-type="float" office:value="0.741790475830958">
            <text:p>0,742</text:p>
          </table:table-cell>
          <table:table-cell/>
          <table:table-cell table:style-name="ce105" office:value-type="string">
            <text:p>№ в столбце</text:p>
          </table:table-cell>
          <table:table-cell table:style-name="ce109" table:formula="of:=MATCH([.H34];[.C9:.C59];0)" office:value-type="float" office:value="27">
            <text:p>27</text:p>
          </table:table-cell>
          <table:table-cell table:style-name="ce91" table:formula="of:=MATCH([.I34];[.D9:.D59];0)" office:value-type="float" office:value="40">
            <text:p>40</text:p>
          </table:table-cell>
          <table:table-cell table:style-name="ce114" table:formula="of:=MATCH([.J34];[.E9:.E59];0)" office:value-type="float" office:value="1">
            <text:p>1</text:p>
          </table:table-cell>
          <table:table-cell/>
          <table:table-cell office:value-type="string">
            <text:p><text:s text:c="35"/>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6]+[.$E$7]" office:value-type="float" office:value="1.68">
            <text:p>1,68</text:p>
          </table:table-cell>
          <table:table-cell table:formula="of:=[.$E$4]/[.$E$5]*COS([.$E$6]*[.B37])" office:value-type="float" office:value="-0.976243775672409">
            <text:p>-0,976</text:p>
          </table:table-cell>
          <table:table-cell table:formula="of:=[.$E$3]+[.$E$4]/[.$E$5]/[.$E$6]*SIN([.$E$6]*[.B37])" office:value-type="float" office:value="0.0416624598063091">
            <text:p>0,042</text:p>
          </table:table-cell>
          <table:table-cell table:formula="of:=[.$E$3]*[.B37]+[.$E$4]/[.$E$5]/[.$E$6]/[.$E$6]*(1-COS([.$E$6]*[.B37]))" office:value-type="float" office:value="0.746060943918103">
            <text:p>0,74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f:=[.B37]+[.$E$7]" office:value-type="float" office:value="1.74">
            <text:p>1,74</text:p>
          </table:table-cell>
          <table:table-cell table:formula="of:=[.$E$4]/[.$E$5]*COS([.$E$6]*[.B38])" office:value-type="float" office:value="-0.943284599048475">
            <text:p>-0,943</text:p>
          </table:table-cell>
          <table:table-cell table:formula="of:=[.$E$3]+[.$E$4]/[.$E$5]/[.$E$6]*SIN([.$E$6]*[.B38])" office:value-type="float" office:value="-0.0159925941103681">
            <text:p>-0,016</text:p>
          </table:table-cell>
          <table:table-cell table:formula="of:=[.$E$3]*[.B38]+[.$E$4]/[.$E$5]/[.$E$6]/[.$E$6]*(1-COS([.$E$6]*[.B38]))" office:value-type="float" office:value="0.746821149762119">
            <text:p>0,74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f:=[.B38]+[.$E$7]" office:value-type="float" office:value="1.8">
            <text:p>1,80</text:p>
          </table:table-cell>
          <table:table-cell table:formula="of:=[.$E$4]/[.$E$5]*COS([.$E$6]*[.B39])" office:value-type="float" office:value="-0.896758416334146">
            <text:p>-0,897</text:p>
          </table:table-cell>
          <table:table-cell table:formula="of:=[.$E$3]+[.$E$4]/[.$E$5]/[.$E$6]*SIN([.$E$6]*[.B39])" office:value-type="float" office:value="-0.0712602216474272">
            <text:p>-0,071</text:p>
          </table:table-cell>
          <table:table-cell table:formula="of:=[.$E$3]*[.B39]+[.$E$4]/[.$E$5]/[.$E$6]/[.$E$6]*(1-COS([.$E$6]*[.B39]))" office:value-type="float" office:value="0.744189604083537">
            <text:p>0,744</text:p>
          </table:table-cell>
          <table:table-cell>
            <draw:frame table:end-cell-address="'Движение точки'.N59" table:end-x="0.352cm" table:end-y="0.058cm" draw:z-index="0" draw:style-name="gr2" draw:text-style-name="P1" svg:width="17.779cm" svg:height="8.459cm" svg:x="0.638cm" svg:y="0.174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f:=[.B39]+[.$E$7]" office:value-type="float" office:value="1.86">
            <text:p>1,86</text:p>
          </table:table-cell>
          <table:table-cell table:formula="of:=[.$E$4]/[.$E$5]*COS([.$E$6]*[.B40])" office:value-type="float" office:value="-0.837334400973879">
            <text:p>-0,837</text:p>
          </table:table-cell>
          <table:table-cell table:formula="of:=[.$E$3]+[.$E$4]/[.$E$5]/[.$E$6]*SIN([.$E$6]*[.B40])" office:value-type="float" office:value="-0.123345523534645">
            <text:p>-0,123</text:p>
          </table:table-cell>
          <table:table-cell table:formula="of:=[.$E$3]*[.B40]+[.$E$4]/[.$E$5]/[.$E$6]/[.$E$6]*(1-COS([.$E$6]*[.B40]))" office:value-type="float" office:value="0.73833360024347">
            <text:p>0,738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formula="of:=[.B40]+[.$E$7]" office:value-type="float" office:value="1.92">
            <text:p>1,92</text:p>
          </table:table-cell>
          <table:table-cell table:formula="of:=[.$E$4]/[.$E$5]*COS([.$E$6]*[.B41])" office:value-type="float" office:value="-0.765867232434636">
            <text:p>-0,766</text:p>
          </table:table-cell>
          <table:table-cell table:formula="of:=[.$E$3]+[.$E$4]/[.$E$5]/[.$E$6]*SIN([.$E$6]*[.B41])" office:value-type="float" office:value="-0.171499371026955">
            <text:p>-0,171</text:p>
          </table:table-cell>
          <table:table-cell table:formula="of:=[.$E$3]*[.B41]+[.$E$4]/[.$E$5]/[.$E$6]/[.$E$6]*(1-COS([.$E$6]*[.B41]))" office:value-type="float" office:value="0.729466808108659">
            <text:p>0,729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f:=[.B41]+[.$E$7]" office:value-type="float" office:value="1.98">
            <text:p>1,98</text:p>
          </table:table-cell>
          <table:table-cell table:formula="of:=[.$E$4]/[.$E$5]*COS([.$E$6]*[.B42])" office:value-type="float" office:value="-0.683384803583334">
            <text:p>-0,683</text:p>
          </table:table-cell>
          <table:table-cell table:formula="of:=[.$E$3]+[.$E$4]/[.$E$5]/[.$E$6]*SIN([.$E$6]*[.B42])" office:value-type="float" office:value="-0.215029180419651">
            <text:p>-0,215</text:p>
          </table:table-cell>
          <table:table-cell table:formula="of:=[.$E$3]*[.B42]+[.$E$4]/[.$E$5]/[.$E$6]/[.$E$6]*(1-COS([.$E$6]*[.B42]))" office:value-type="float" office:value="0.717846200895834">
            <text:p>0,718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f:=[.B42]+[.$E$7]" office:value-type="float" office:value="2.04">
            <text:p>2,04</text:p>
          </table:table-cell>
          <table:table-cell table:formula="of:=[.$E$4]/[.$E$5]*COS([.$E$6]*[.B43])" office:value-type="float" office:value="-0.591073436783029">
            <text:p>-0,591</text:p>
          </table:table-cell>
          <table:table-cell table:formula="of:=[.$E$3]+[.$E$4]/[.$E$5]/[.$E$6]*SIN([.$E$6]*[.B43])" office:value-type="float" office:value="-0.253308874291621">
            <text:p>-0,253</text:p>
          </table:table-cell>
          <table:table-cell table:formula="of:=[.$E$3]*[.B43]+[.$E$4]/[.$E$5]/[.$E$6]/[.$E$6]*(1-COS([.$E$6]*[.B43]))" office:value-type="float" office:value="0.703768359195758">
            <text:p>0,704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f:=[.B43]+[.$E$7]" office:value-type="float" office:value="2.1">
            <text:p>2,10</text:p>
          </table:table-cell>
          <table:table-cell table:formula="of:=[.$E$4]/[.$E$5]*COS([.$E$6]*[.B44])" office:value-type="float" office:value="-0.490260821340697">
            <text:p>-0,490</text:p>
          </table:table-cell>
          <table:table-cell table:formula="of:=[.$E$3]+[.$E$4]/[.$E$5]/[.$E$6]*SIN([.$E$6]*[.B44])" office:value-type="float" office:value="-0.285787886206795">
            <text:p>-0,286</text:p>
          </table:table-cell>
          <table:table-cell table:formula="of:=[.$E$3]*[.B44]+[.$E$4]/[.$E$5]/[.$E$6]/[.$E$6]*(1-COS([.$E$6]*[.B44]))" office:value-type="float" office:value="0.687565205335175">
            <text:p>0,688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f:=[.B44]+[.$E$7]" office:value-type="float" office:value="2.16">
            <text:p>2,16</text:p>
          </table:table-cell>
          <table:table-cell table:formula="of:=[.$E$4]/[.$E$5]*COS([.$E$6]*[.B45])" office:value-type="float" office:value="-0.382396917712678">
            <text:p>-0,382</text:p>
          </table:table-cell>
          <table:table-cell table:formula="of:=[.$E$3]+[.$E$4]/[.$E$5]/[.$E$6]*SIN([.$E$6]*[.B45])" office:value-type="float" office:value="-0.311999079361595">
            <text:p>-0,312</text:p>
          </table:table-cell>
          <table:table-cell table:formula="of:=[.$E$3]*[.B45]+[.$E$4]/[.$E$5]/[.$E$6]/[.$E$6]*(1-COS([.$E$6]*[.B45]))" office:value-type="float" office:value="0.66959922942817">
            <text:p>0,670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f:=[.B45]+[.$E$7]" office:value-type="float" office:value="2.22">
            <text:p>2,22</text:p>
          </table:table-cell>
          <table:table-cell table:formula="of:=[.$E$4]/[.$E$5]*COS([.$E$6]*[.B46])" office:value-type="float" office:value="-0.269033103117396">
            <text:p>-0,269</text:p>
          </table:table-cell>
          <table:table-cell table:formula="of:=[.$E$3]+[.$E$4]/[.$E$5]/[.$E$6]*SIN([.$E$6]*[.B46])" office:value-type="float" office:value="-0.331565465286659">
            <text:p>-0,332</text:p>
          </table:table-cell>
          <table:table-cell table:formula="of:=[.$E$3]*[.B46]+[.$E$4]/[.$E$5]/[.$E$6]/[.$E$6]*(1-COS([.$E$6]*[.B46]))" office:value-type="float" office:value="0.650258275779349">
            <text:p>0,650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f:=[.B46]+[.$E$7]" office:value-type="float" office:value="2.28">
            <text:p>2,28</text:p>
          </table:table-cell>
          <table:table-cell table:formula="of:=[.$E$4]/[.$E$5]*COS([.$E$6]*[.B47])" office:value-type="float" office:value="-0.151799858498352">
            <text:p>-0,152</text:p>
          </table:table-cell>
          <table:table-cell table:formula="of:=[.$E$3]+[.$E$4]/[.$E$5]/[.$E$6]*SIN([.$E$6]*[.B47])" office:value-type="float" office:value="-0.344205625969565">
            <text:p>-0,344</text:p>
          </table:table-cell>
          <table:table-cell table:formula="of:=[.$E$3]*[.B47]+[.$E$4]/[.$E$5]/[.$E$6]/[.$E$6]*(1-COS([.$E$6]*[.B47]))" office:value-type="float" office:value="0.629949964624588">
            <text:p>0,630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f:=[.B47]+[.$E$7]" office:value-type="float" office:value="2.34">
            <text:p>2,34</text:p>
          </table:table-cell>
          <table:table-cell table:formula="of:=[.$E$4]/[.$E$5]*COS([.$E$6]*[.B48])" office:value-type="float" office:value="-0.0323833177597212">
            <text:p>-0,032</text:p>
          </table:table-cell>
          <table:table-cell table:formula="of:=[.$E$3]+[.$E$4]/[.$E$5]/[.$E$6]*SIN([.$E$6]*[.B48])" office:value-type="float" office:value="-0.349737761413642">
            <text:p>-0,350</text:p>
          </table:table-cell>
          <table:table-cell table:formula="of:=[.$E$3]*[.B48]+[.$E$4]/[.$E$5]/[.$E$6]/[.$E$6]*(1-COS([.$E$6]*[.B48]))" office:value-type="float" office:value="0.609095829439931">
            <text:p>0,609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f:=[.B48]+[.$E$7]" office:value-type="float" office:value="2.4">
            <text:p>2,40</text:p>
          </table:table-cell>
          <table:table-cell table:formula="of:=[.$E$4]/[.$E$5]*COS([.$E$6]*[.B49])" office:value-type="float" office:value="0.0874989834394499">
            <text:p>0,087</text:p>
          </table:table-cell>
          <table:table-cell table:formula="of:=[.$E$3]+[.$E$4]/[.$E$5]/[.$E$6]*SIN([.$E$6]*[.B49])" office:value-type="float" office:value="-0.34808230441792">
            <text:p>-0,348</text:p>
          </table:table-cell>
          <table:table-cell table:formula="of:=[.$E$3]*[.B49]+[.$E$4]/[.$E$5]/[.$E$6]/[.$E$6]*(1-COS([.$E$6]*[.B49]))" office:value-type="float" office:value="0.588125254140138">
            <text:p>0,588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f:=[.B49]+[.$E$7]" office:value-type="float" office:value="2.46">
            <text:p>2,46</text:p>
          </table:table-cell>
          <table:table-cell table:formula="of:=[.$E$4]/[.$E$5]*COS([.$E$6]*[.B50])" office:value-type="float" office:value="0.206122810533962">
            <text:p>0,206</text:p>
          </table:table-cell>
          <table:table-cell table:formula="of:=[.$E$3]+[.$E$4]/[.$E$5]/[.$E$6]*SIN([.$E$6]*[.B50])" office:value-type="float" office:value="-0.339263064970569">
            <text:p>-0,339</text:p>
          </table:table-cell>
          <table:table-cell table:formula="of:=[.$E$3]*[.B50]+[.$E$4]/[.$E$5]/[.$E$6]/[.$E$6]*(1-COS([.$E$6]*[.B50]))" office:value-type="float" office:value="0.56746929736651">
            <text:p>0,567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f:=[.B50]+[.$E$7]" office:value-type="float" office:value="2.52">
            <text:p>2,52</text:p>
          </table:table-cell>
          <table:table-cell table:formula="of:=[.$E$4]/[.$E$5]*COS([.$E$6]*[.B51])" office:value-type="float" office:value="0.321782029249725">
            <text:p>0,322</text:p>
          </table:table-cell>
          <table:table-cell table:formula="of:=[.$E$3]+[.$E$4]/[.$E$5]/[.$E$6]*SIN([.$E$6]*[.B51])" office:value-type="float" office:value="-0.323406887796304">
            <text:p>-0,323</text:p>
          </table:table-cell>
          <table:table-cell table:formula="of:=[.$E$3]*[.B51]+[.$E$4]/[.$E$5]/[.$E$6]/[.$E$6]*(1-COS([.$E$6]*[.B51]))" office:value-type="float" office:value="0.547554492687569">
            <text:p>0,548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f:=[.B51]+[.$E$7]" office:value-type="float" office:value="2.58">
            <text:p>2,58</text:p>
          </table:table-cell>
          <table:table-cell table:formula="of:=[.$E$4]/[.$E$5]*COS([.$E$6]*[.B52])" office:value-type="float" office:value="0.432813144469455">
            <text:p>0,433</text:p>
          </table:table-cell>
          <table:table-cell table:formula="of:=[.$E$3]+[.$E$4]/[.$E$5]/[.$E$6]*SIN([.$E$6]*[.B52])" office:value-type="float" office:value="-0.300741827983177">
            <text:p>-0,301</text:p>
          </table:table-cell>
          <table:table-cell table:formula="of:=[.$E$3]*[.B52]+[.$E$4]/[.$E$5]/[.$E$6]/[.$E$6]*(1-COS([.$E$6]*[.B52]))" office:value-type="float" office:value="0.528796713882637">
            <text:p>0,529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f:=[.B52]+[.$E$7]" office:value-type="float" office:value="2.64">
            <text:p>2,64</text:p>
          </table:table-cell>
          <table:table-cell table:formula="of:=[.$E$4]/[.$E$5]*COS([.$E$6]*[.B53])" office:value-type="float" office:value="0.537619225830959">
            <text:p>0,538</text:p>
          </table:table-cell>
          <table:table-cell table:formula="of:=[.$E$3]+[.$E$4]/[.$E$5]/[.$E$6]*SIN([.$E$6]*[.B53])" office:value-type="float" office:value="-0.271593870928207">
            <text:p>-0,272</text:p>
          </table:table-cell>
          <table:table-cell table:formula="of:=[.$E$3]*[.B53]+[.$E$4]/[.$E$5]/[.$E$6]/[.$E$6]*(1-COS([.$E$6]*[.B53]))" office:value-type="float" office:value="0.51159519354226">
            <text:p>0,512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f:=[.B53]+[.$E$7]" office:value-type="float" office:value="2.7">
            <text:p>2,70</text:p>
          </table:table-cell>
          <table:table-cell table:formula="of:=[.$E$4]/[.$E$5]*COS([.$E$6]*[.B54])" office:value-type="float" office:value="0.634692875942637">
            <text:p>0,635</text:p>
          </table:table-cell>
          <table:table-cell table:formula="of:=[.$E$3]+[.$E$4]/[.$E$5]/[.$E$6]*SIN([.$E$6]*[.B54])" office:value-type="float" office:value="-0.236382243777992">
            <text:p>-0,236</text:p>
          </table:table-cell>
          <table:table-cell table:formula="of:=[.$E$3]*[.B54]+[.$E$4]/[.$E$5]/[.$E$6]/[.$E$6]*(1-COS([.$E$6]*[.B54]))" office:value-type="float" office:value="0.496326781014341">
            <text:p>0,496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f:=[.B54]+[.$E$7]" office:value-type="float" office:value="2.76">
            <text:p>2,76</text:p>
          </table:table-cell>
          <table:table-cell table:formula="of:=[.$E$4]/[.$E$5]*COS([.$E$6]*[.B55])" office:value-type="float" office:value="0.722637910870595">
            <text:p>0,723</text:p>
          </table:table-cell>
          <table:table-cell table:formula="of:=[.$E$3]+[.$E$4]/[.$E$5]/[.$E$6]*SIN([.$E$6]*[.B55])" office:value-type="float" office:value="-0.195613385798562">
            <text:p>-0,196</text:p>
          </table:table-cell>
          <table:table-cell table:formula="of:=[.$E$3]*[.B55]+[.$E$4]/[.$E$5]/[.$E$6]/[.$E$6]*(1-COS([.$E$6]*[.B55]))" office:value-type="float" office:value="0.483340522282352">
            <text:p>0,483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f:=[.B55]+[.$E$7]" office:value-type="float" office:value="2.82">
            <text:p>2,82</text:p>
          </table:table-cell>
          <table:table-cell table:formula="of:=[.$E$4]/[.$E$5]*COS([.$E$6]*[.B56])" office:value-type="float" office:value="0.800189441072808">
            <text:p>0,800</text:p>
          </table:table-cell>
          <table:table-cell table:formula="of:=[.$E$3]+[.$E$4]/[.$E$5]/[.$E$6]*SIN([.$E$6]*[.B56])" office:value-type="float" office:value="-0.14987366439702">
            <text:p>-0,150</text:p>
          </table:table-cell>
          <table:table-cell table:formula="of:=[.$E$3]*[.B56]+[.$E$4]/[.$E$5]/[.$E$6]/[.$E$6]*(1-COS([.$E$6]*[.B56]))" office:value-type="float" office:value="0.472952639731798">
            <text:p>0,473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f:=[.B56]+[.$E$7]" office:value-type="float" office:value="2.88">
            <text:p>2,88</text:p>
          </table:table-cell>
          <table:table-cell table:formula="of:=[.$E$4]/[.$E$5]*COS([.$E$6]*[.B57])" office:value-type="float" office:value="0.86623206396173">
            <text:p>0,866</text:p>
          </table:table-cell>
          <table:table-cell table:formula="of:=[.$E$3]+[.$E$4]/[.$E$5]/[.$E$6]*SIN([.$E$6]*[.B57])" office:value-type="float" office:value="-0.0998209415584493">
            <text:p>-0,100</text:p>
          </table:table-cell>
          <table:table-cell table:formula="of:=[.$E$3]*[.B57]+[.$E$4]/[.$E$5]/[.$E$6]/[.$E$6]*(1-COS([.$E$6]*[.B57]))" office:value-type="float" office:value="0.465441984009568">
            <text:p>0,46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f:=[.B57]+[.$E$7]" office:value-type="float" office:value="2.94">
            <text:p>2,94</text:p>
          </table:table-cell>
          <table:table-cell table:formula="of:=[.$E$4]/[.$E$5]*COS([.$E$6]*[.B58])" office:value-type="float" office:value="0.919815906436641">
            <text:p>0,920</text:p>
          </table:table-cell>
          <table:table-cell table:formula="of:=[.$E$3]+[.$E$4]/[.$E$5]/[.$E$6]*SIN([.$E$6]*[.B58])" office:value-type="float" office:value="-0.0461751119957249">
            <text:p>-0,046</text:p>
          </table:table-cell>
          <table:table-cell table:formula="of:=[.$E$3]*[.B58]+[.$E$4]/[.$E$5]/[.$E$6]/[.$E$6]*(1-COS([.$E$6]*[.B58]))" office:value-type="float" office:value="0.46104602339084">
            <text:p>0,461</text:p>
          </table:table-cell>
          <table:table-cell table:number-columns-repeated="7"/>
        </table:table-row>
        <table:table-row table:style-name="ro1">
          <table:table-cell table:style-name="ce88" office:value-type="float" office:value="51">
            <text:p>51</text:p>
          </table:table-cell>
          <table:table-cell table:style-name="ce94" table:formula="of:=[.B58]+[.$E$7]" office:value-type="float" office:value="3">
            <text:p>3,00</text:p>
          </table:table-cell>
          <table:table-cell table:style-name="ce96" table:formula="of:=[.$E$4]/[.$E$5]*COS([.$E$6]*[.B59])" office:value-type="float" office:value="0.960170286650367">
            <text:p>0,960</text:p>
          </table:table-cell>
          <table:table-cell table:style-name="ce96" table:formula="of:=[.$E$3]+[.$E$4]/[.$E$5]/[.$E$6]*SIN([.$E$6]*[.B59])" office:value-type="float" office:value="0.0102922509005392">
            <text:p>0,010</text:p>
          </table:table-cell>
          <table:table-cell table:style-name="ce102" table:formula="of:=[.$E$3]*[.B59]+[.$E$4]/[.$E$5]/[.$E$6]/[.$E$6]*(1-COS([.$E$6]*[.B59]))" office:value-type="float" office:value="0.459957428337409">
            <text:p>0,46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Музафаров Карим Ринатович</text:p>
      </style:header>
      <style:header-left style:display="false"/>
      <style:footer>
        <text:p>ИДБ-21-06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29.11.2021</text:date>, <text:time>14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8M14S</meta:editing-duration>
    <meta:editing-cycles>24</meta:editing-cycles>
    <meta:generator>OpenOffice/4.1.11$Unix OpenOffice.org_project/4111m1$Build-9808</meta:generator>
    <dc:date>2021-11-29T14:35:44</dc:date>
    <dc:creator>Карим Музафаров</dc:creator>
    <meta:document-statistic meta:table-count="3" meta:cell-count="473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>V</mi>
        <mo stretchy="false">=</mo>
        <mfrac>
          <mrow>
            <mo stretchy="false">(</mo>
            <mrow>
              <mrow>
                <msup>
                  <mi>e</mi>
                  <mi mathvariant="italic">at</mi>
                </msup>
                <mo stretchy="false">−</mo>
                <msup>
                  <mi>e</mi>
                  <mrow>
                    <mo stretchy="false">−</mo>
                    <mi mathvariant="italic">at</mi>
                  </mrow>
                </msup>
              </mrow>
            </mrow>
            <mo stretchy="false">)</mo>
          </mrow>
          <mrow>
            <mo stretchy="false">(</mo>
            <mrow>
              <msqrt>
                <mi>k</mi>
              </msqrt>
              <mrow>
                <mo stretchy="false">(</mo>
                <mrow>
                  <mrow>
                    <msup>
                      <mi>e</mi>
                      <mi mathvariant="italic">at</mi>
                    </msup>
                    <mo stretchy="false">−</mo>
                    <msup>
                      <mi>e</mi>
                      <mrow>
                        <mo stretchy="false">−</mo>
                        <mi mathvariant="italic">at</mi>
                      </mrow>
                    </msup>
                  </mrow>
                </mrow>
                <mo stretchy="false">)</mo>
              </mrow>
            </mrow>
            <mo stretchy="false">)</mo>
          </mrow>
        </mfrac>
      </mrow>
      <mi>,</mi>
      <mi mathvariant="italic">где</mi>
      <mrow>
        <mi>a</mi>
        <mo stretchy="false">=</mo>
        <mrow>
          <msqrt>
            <mi>k</mi>
          </msqrt>
          <mo stretchy="false">∗</mo>
          <mi>g</mi>
        </mrow>
      </mrow>
    </mrow>
    <annotation encoding="StarMath 5.0">V = (e^at-e^-at) over (sqrt k(e^at-e^-at)), где a=sqrt k *g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2.559cm" svg:height="14.399cm" svg:x="0.821cm" svg:y="-2.418cm">
          <draw:image xlink:href="Pictures/1000020100000274000002D062A1BCDE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date-style style:name="N16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60000" chart:interval-major="2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2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18cm" svg:height="8.769cm" xlink:href="." xlink:type="simple" chart:class="chart:bar" chart:style-name="ch1">
        <chart:title svg:x="4.716cm" svg:y="0.31cm" chart:style-name="ch2">
          <text:p>Доходы и затраты на рекламу</text:p>
        </chart:title>
        <chart:legend chart:legend-position="end" svg:x="12.363cm" svg:y="3.582cm" style:legend-expansion="high" chart:style-name="ch3"/>
        <chart:plot-area chart:style-name="ch4" chart:data-source-has-labels="both" svg:x="1.876cm" svg:y="1.632cm" svg:width="9.827cm" svg:height="6.011cm">
          <chartooo:coordinate-region svg:x="3.127cm" svg:y="1.833cm" svg:width="8.576cm" svg:height="5.16cm"/>
          <chart:axis chart:dimension="x" chart:name="primary-x" chart:style-name="ch5" chartooo:axis-type="auto">
            <chartooo:date-scale/>
            <chart:title svg:x="6.8cm" svg:y="7.788cm" chart:style-name="ch6">
              <text:p>Кварталы</text:p>
            </chart:title>
            <chart:categories table:cell-range-address="local-table.$B$1:.$E$1"/>
          </chart:axis>
          <chart:axis chart:dimension="y" chart:name="primary-y" chart:style-name="ch7">
            <chart:title svg:x="1.044cm" svg:y="4.032cm" chart:style-name="ch6">
              <text:p>Рубли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  <table:table-cell office:value-type="string">
                <text:p>II</text:p>
              </table:table-cell>
              <table:table-cell office:value-type="string">
                <text:p>III</text:p>
              </table:table-cell>
              <table:table-cell office:value-type="string">
                <text:p>IV</text:p>
              </table:table-cell>
            </table:table-row>
          </table:table-header-rows>
          <table:table-rows>
            <table:table-row>
              <table:table-cell office:value-type="string">
                <text:p>Валовый доход</text:p>
                <text:list>
                  <text:list-item>
                    <text:p>Валовый дохо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</table:table-row>
            <table:table-row>
              <table:table-cell office:value-type="string">
                <text:p>Прибыль</text:p>
                <text:list>
                  <text:list-item>
                    <text:p>Прибыль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915.5258906229">
                <text:p>17915.5258906229</text:p>
              </table:table-cell>
              <table:table-cell office:value-type="float" office:value="17915.5258906229">
                <text:p>17915.5258906229</text:p>
              </table:table-cell>
              <table:table-cell office:value-type="float" office:value="16915.5258906229">
                <text:p>16915.5258906229</text:p>
              </table:table-cell>
              <table:table-cell office:value-type="float" office:value="16915.5258906229">
                <text:p>16915.5258906229</text:p>
              </table:table-cell>
            </table:table-row>
            <table:table-row>
              <table:table-cell office:value-type="string">
                <text:p>Затраты на рекламу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5">
      <number:number number:decimal-places="1" number:min-integer-digits="1"/>
    </number:number-style>
    <style:style style:name="ch1" style:family="chart">
      <style:graphic-properties draw:stroke="none" draw:fill-color="#ccffcc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" chart:interval-major="1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8pt" fo:font-weight="bold" style:font-size-asian="9pt" style:font-size-complex="9pt"/>
    </style:style>
    <style:style style:name="ch7" style:family="chart" style:data-style-name="N115">
      <style:chart-properties chart:display-label="true" chart:logarithmic="false" chart:minimum="-1" chart:maximum="1" chart:interval-major="0.5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5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76cm" svg:height="9.349cm" xlink:href="." xlink:type="simple" chart:class="chart:scatter" chart:style-name="ch1">
        <chart:title svg:x="4.974cm" svg:y="0.688cm" chart:style-name="ch2">
          <text:p>Движение точки</text:p>
        </chart:title>
        <chart:legend svg:x="12.874cm" svg:y="3.971cm" style:legend-expansion="custom" chartooo:width="2.977cm" chartooo:height="1.711cm" style:legend-expansion-aspect-ratio="1.73991817650497" chart:style-name="ch3"/>
        <chart:plot-area chart:style-name="ch4" chart:data-source-has-labels="both" svg:x="0.507cm" svg:y="1.712cm" svg:width="12.15cm" svg:height="6.37cm">
          <chartooo:coordinate-region svg:x="1.358cm" svg:y="1.913cm" svg:width="11.198cm" svg:height="5.969cm"/>
          <chart:axis chart:dimension="x" chart:name="primary-x" chart:style-name="ch5" chartooo:axis-type="auto">
            <chart:title svg:x="5.694cm" svg:y="8.19cm" chart:style-name="ch6">
              <text:p>Время t, сек</text:p>
            </chart:title>
            <chart:categories table:cell-range-address="local-table.$A$2:.$A$52"/>
          </chart:axis>
          <chart:axis chart:dimension="y" chart:name="primary-y" chart:style-name="ch7">
            <chart:title svg:x="1.001cm" svg:y="1.091cm" chart:style-name="ch6">
              <text:p>X,  V, a</text:p>
            </chart:title>
            <chart:grid chart:style-name="ch8" chart:class="major"/>
          </chart:axis>
          <chart:series chart:style-name="ch9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series chart:style-name="ch10" chart:values-cell-range-address="local-table.$D$2:.$D$52" chart:label-cell-address="local-table.$D$1" chart:class="chart:scatter">
            <chart:data-point chart:repeated="51"/>
          </chart:series>
          <chart:series chart:style-name="ch11" chart:values-cell-range-address="local-table.$E$2:.$E$52" chart:label-cell-address="local-table.$E$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а, м/с2</text:p>
              </table:table-cell>
              <table:table-cell office:value-type="string">
                <text:p>V, м/с</text:p>
              </table:table-cell>
              <table:table-cell office:value-type="string">
                <text:p>X, 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992808635853866">
                <text:p>0.992808635853866</text:p>
              </table:table-cell>
              <table:table-cell office:value-type="float" office:value="0.20985610364446">
                <text:p>0.20985610364446</text:p>
              </table:table-cell>
              <table:table-cell office:value-type="float" office:value="0.0107978410365334">
                <text:p>0.010797841036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97133797485203">
                <text:p>0.97133797485203</text:p>
              </table:table-cell>
              <table:table-cell office:value-type="float" office:value="0.268851313213567">
                <text:p>0.268851313213567</text:p>
              </table:table-cell>
              <table:table-cell office:value-type="float" office:value="0.0251655062869926">
                <text:p>0.0251655062869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935896823677935">
                <text:p>0.935896823677935</text:p>
              </table:table-cell>
              <table:table-cell office:value-type="float" office:value="0.326137116637545">
                <text:p>0.326137116637545</text:p>
              </table:table-cell>
              <table:table-cell office:value-type="float" office:value="0.0430257940805163">
                <text:p>0.043025794080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0.886994922779284">
                <text:p>0.886994922779284</text:p>
              </table:table-cell>
              <table:table-cell office:value-type="float" office:value="0.380889587770741">
                <text:p>0.380889587770741</text:p>
              </table:table-cell>
              <table:table-cell office:value-type="float" office:value="0.064251269305179">
                <text:p>0.064251269305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0.432321236697518">
                <text:p>0.432321236697518</text:p>
              </table:table-cell>
              <table:table-cell office:value-type="float" office:value="0.0886660962725804">
                <text:p>0.0886660962725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0.751805729140895">
                <text:p>0.751805729140895</text:p>
              </table:table-cell>
              <table:table-cell office:value-type="float" office:value="0.479692335985737">
                <text:p>0.479692335985737</text:p>
              </table:table-cell>
              <table:table-cell office:value-type="float" office:value="0.116048567714776">
                <text:p>0.116048567714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0.667462825841308">
                <text:p>0.667462825841308</text:p>
              </table:table-cell>
              <table:table-cell office:value-type="float" office:value="0.52232155998543">
                <text:p>0.52232155998543</text:p>
              </table:table-cell>
              <table:table-cell office:value-type="float" office:value="0.146134293539673">
                <text:p>0.1461342935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0.573519986072457">
                <text:p>0.573519986072457</text:p>
              </table:table-cell>
              <table:table-cell office:value-type="float" office:value="0.559595784150499">
                <text:p>0.559595784150499</text:p>
              </table:table-cell>
              <table:table-cell office:value-type="float" office:value="0.178620003481886">
                <text:p>0.178620003481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0.47132836417374">
                <text:p>0.47132836417374</text:p>
              </table:table-cell>
              <table:table-cell office:value-type="float" office:value="0.590978903442474">
                <text:p>0.590978903442474</text:p>
              </table:table-cell>
              <table:table-cell office:value-type="float" office:value="0.213167908956565">
                <text:p>0.213167908956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362357754476673">
                <text:p>0.362357754476673</text:p>
              </table:table-cell>
              <table:table-cell office:value-type="float" office:value="0.616019542983613">
                <text:p>0.616019542983613</text:p>
              </table:table-cell>
              <table:table-cell office:value-type="float" office:value="0.249410561380832">
                <text:p>0.249410561380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">
                <text:p>0.66</text:p>
              </table:table-cell>
              <table:table-cell office:value-type="float" office:value="0.248175451652373">
                <text:p>0.248175451652373</text:p>
              </table:table-cell>
              <table:table-cell office:value-type="float" office:value="0.634357550059133">
                <text:p>0.634357550059133</text:p>
              </table:table-cell>
              <table:table-cell office:value-type="float" office:value="0.286956137086907">
                <text:p>0.286956137086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">
                <text:p>0.72</text:p>
              </table:table-cell>
              <table:table-cell office:value-type="float" office:value="0.130423708738145">
                <text:p>0.130423708738145</text:p>
              </table:table-cell>
              <table:table-cell office:value-type="float" office:value="0.645729174095843">
                <text:p>0.645729174095843</text:p>
              </table:table-cell>
              <table:table-cell office:value-type="float" office:value="0.325394072815464">
                <text:p>0.32539407281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0107961170582669">
                <text:p>0.0107961170582669</text:p>
              </table:table-cell>
              <table:table-cell office:value-type="float" office:value="0.649970860114983">
                <text:p>0.649970860114983</text:p>
              </table:table-cell>
              <table:table-cell office:value-type="float" office:value="0.364300970735433">
                <text:p>0.364300970735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">
                <text:p>0.84</text:p>
              </table:table-cell>
              <table:table-cell office:value-type="float" office:value="-0.108986752239872">
                <text:p>-0.108986752239872</text:p>
              </table:table-cell>
              <table:table-cell office:value-type="float" office:value="0.647021601099038">
                <text:p>0.647021601099038</text:p>
              </table:table-cell>
              <table:table-cell office:value-type="float" office:value="0.403246688059968">
                <text:p>0.40324668805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-0.227202094693088">
                <text:p>-0.227202094693088</text:p>
              </table:table-cell>
              <table:table-cell office:value-type="float" office:value="0.636923815439098">
                <text:p>0.636923815439098</text:p>
              </table:table-cell>
              <table:table-cell office:value-type="float" office:value="0.441800523673272">
                <text:p>0.441800523673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">
                <text:p>0.96</text:p>
              </table:table-cell>
              <table:table-cell office:value-type="float" office:value="-0.342149651150899">
                <text:p>-0.342149651150899</text:p>
              </table:table-cell>
              <table:table-cell office:value-type="float" office:value="0.619822736842662">
                <text:p>0.619822736842662</text:p>
              </table:table-cell>
              <table:table-cell office:value-type="float" office:value="0.479537412787725">
                <text:p>0.479537412787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-0.452176162140913">
                <text:p>-0.452176162140913</text:p>
              </table:table-cell>
              <table:table-cell office:value-type="float" office:value="0.59596432547669">
                <text:p>0.59596432547669</text:p>
              </table:table-cell>
              <table:table-cell office:value-type="float" office:value="0.516044040535228">
                <text:p>0.51604404053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">
                <text:p>1.08</text:p>
              </table:table-cell>
              <table:table-cell office:value-type="float" office:value="-0.555699146250613">
                <text:p>-0.555699146250613</text:p>
              </table:table-cell>
              <table:table-cell office:value-type="float" office:value="0.565691730389341">
                <text:p>0.565691730389341</text:p>
              </table:table-cell>
              <table:table-cell office:value-type="float" office:value="0.550924786562653">
                <text:p>0.550924786562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">
                <text:p>1.14</text:p>
              </table:table-cell>
              <table:table-cell office:value-type="float" office:value="-0.651229660527546">
                <text:p>-0.651229660527546</text:p>
              </table:table-cell>
              <table:table-cell office:value-type="float" office:value="0.529440354090461">
                <text:p>0.529440354090461</text:p>
              </table:table-cell>
              <table:table-cell office:value-type="float" office:value="0.583807415131887">
                <text:p>0.583807415131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-0.737393715541246">
                <text:p>-0.737393715541246</text:p>
              </table:table-cell>
              <table:table-cell office:value-type="float" office:value="0.487731590275575">
                <text:p>0.487731590275575</text:p>
              </table:table-cell>
              <table:table-cell office:value-type="float" office:value="0.614348428885312">
                <text:p>0.61434842888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">
                <text:p>1.26</text:p>
              </table:table-cell>
              <table:table-cell office:value-type="float" office:value="-0.812952037099891">
                <text:p>-0.812952037099891</text:p>
              </table:table-cell>
              <table:table-cell office:value-type="float" office:value="0.44116532476204">
                <text:p>0.44116532476204</text:p>
              </table:table-cell>
              <table:table-cell office:value-type="float" office:value="0.642238009274973">
                <text:p>0.642238009274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2">
                <text:p>1.32</text:p>
              </table:table-cell>
              <table:table-cell office:value-type="float" office:value="-0.876817890394282">
                <text:p>-0.876817890394282</text:p>
              </table:table-cell>
              <table:table-cell office:value-type="float" office:value="0.390411307494323">
                <text:p>0.390411307494323</text:p>
              </table:table-cell>
              <table:table-cell office:value-type="float" office:value="0.667204472598571">
                <text:p>0.66720447259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">
                <text:p>1.38</text:p>
              </table:table-cell>
              <table:table-cell office:value-type="float" office:value="-0.928072710209333">
                <text:p>-0.928072710209333</text:p>
              </table:table-cell>
              <table:table-cell office:value-type="float" office:value="0.336199519712527">
                <text:p>0.336199519712527</text:p>
              </table:table-cell>
              <table:table-cell office:value-type="float" office:value="0.689018177552333">
                <text:p>0.68901817755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">
                <text:p>1.44</text:p>
              </table:table-cell>
              <table:table-cell office:value-type="float" office:value="-0.965979312397975">
                <text:p>-0.965979312397975</text:p>
              </table:table-cell>
              <table:table-cell office:value-type="float" office:value="0.279309674830555">
                <text:p>0.279309674830555</text:p>
              </table:table-cell>
              <table:table-cell office:value-type="float" office:value="0.707494828099494">
                <text:p>0.707494828099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-0.989992496600446">
                <text:p>-0.989992496600446</text:p>
              </table:table-cell>
              <table:table-cell office:value-type="float" office:value="0.220560004029933">
                <text:p>0.220560004029933</text:p>
              </table:table-cell>
              <table:table-cell office:value-type="float" office:value="0.722498124150112">
                <text:p>0.72249812415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">
                <text:p>1.56</text:p>
              </table:table-cell>
              <table:table-cell office:value-type="float" office:value="-0.999766887712928">
                <text:p>-0.999766887712928</text:p>
              </table:table-cell>
              <table:table-cell office:value-type="float" office:value="0.160795487863047">
                <text:p>0.160795487863047</text:p>
              </table:table-cell>
              <table:table-cell office:value-type="float" office:value="0.733941721928232">
                <text:p>0.733941721928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2">
                <text:p>1.62</text:p>
              </table:table-cell>
              <table:table-cell office:value-type="float" office:value="-0.99516190332383">
                <text:p>-0.99516190332383</text:p>
              </table:table-cell>
              <table:table-cell office:value-type="float" office:value="0.100875703127445">
                <text:p>0.100875703127445</text:p>
              </table:table-cell>
              <table:table-cell office:value-type="float" office:value="0.741790475830958">
                <text:p>0.741790475830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">
                <text:p>1.68</text:p>
              </table:table-cell>
              <table:table-cell office:value-type="float" office:value="-0.976243775672409">
                <text:p>-0.976243775672409</text:p>
              </table:table-cell>
              <table:table-cell office:value-type="float" office:value="0.0416624598063091">
                <text:p>0.0416624598063091</text:p>
              </table:table-cell>
              <table:table-cell office:value-type="float" office:value="0.746060943918103">
                <text:p>0.746060943918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4">
                <text:p>1.74</text:p>
              </table:table-cell>
              <table:table-cell office:value-type="float" office:value="-0.943284599048475">
                <text:p>-0.943284599048475</text:p>
              </table:table-cell>
              <table:table-cell office:value-type="float" office:value="-0.0159925941103681">
                <text:p>-0.0159925941103681</text:p>
              </table:table-cell>
              <table:table-cell office:value-type="float" office:value="0.746821149762119">
                <text:p>0.746821149762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">
                <text:p>1.8</text:p>
              </table:table-cell>
              <table:table-cell office:value-type="float" office:value="-0.896758416334146">
                <text:p>-0.896758416334146</text:p>
              </table:table-cell>
              <table:table-cell office:value-type="float" office:value="-0.0712602216474272">
                <text:p>-0.0712602216474272</text:p>
              </table:table-cell>
              <table:table-cell office:value-type="float" office:value="0.744189604083537">
                <text:p>0.744189604083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">
                <text:p>1.86</text:p>
              </table:table-cell>
              <table:table-cell office:value-type="float" office:value="-0.837334400973879">
                <text:p>-0.837334400973879</text:p>
              </table:table-cell>
              <table:table-cell office:value-type="float" office:value="-0.123345523534645">
                <text:p>-0.123345523534645</text:p>
              </table:table-cell>
              <table:table-cell office:value-type="float" office:value="0.73833360024347">
                <text:p>0.73833360024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-0.765867232434636">
                <text:p>-0.765867232434636</text:p>
              </table:table-cell>
              <table:table-cell office:value-type="float" office:value="-0.171499371026955">
                <text:p>-0.171499371026955</text:p>
              </table:table-cell>
              <table:table-cell office:value-type="float" office:value="0.729466808108659">
                <text:p>0.729466808108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8">
                <text:p>1.98</text:p>
              </table:table-cell>
              <table:table-cell office:value-type="float" office:value="-0.683384803583334">
                <text:p>-0.683384803583334</text:p>
              </table:table-cell>
              <table:table-cell office:value-type="float" office:value="-0.215029180419651">
                <text:p>-0.215029180419651</text:p>
              </table:table-cell>
              <table:table-cell office:value-type="float" office:value="0.717846200895834">
                <text:p>0.717846200895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4">
                <text:p>2.04</text:p>
              </table:table-cell>
              <table:table-cell office:value-type="float" office:value="-0.591073436783029">
                <text:p>-0.591073436783029</text:p>
              </table:table-cell>
              <table:table-cell office:value-type="float" office:value="-0.253308874291621">
                <text:p>-0.253308874291621</text:p>
              </table:table-cell>
              <table:table-cell office:value-type="float" office:value="0.703768359195758">
                <text:p>0.703768359195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">
                <text:p>2.1</text:p>
              </table:table-cell>
              <table:table-cell office:value-type="float" office:value="-0.490260821340697">
                <text:p>-0.490260821340697</text:p>
              </table:table-cell>
              <table:table-cell office:value-type="float" office:value="-0.285787886206795">
                <text:p>-0.285787886206795</text:p>
              </table:table-cell>
              <table:table-cell office:value-type="float" office:value="0.687565205335175">
                <text:p>0.68756520533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6">
                <text:p>2.16</text:p>
              </table:table-cell>
              <table:table-cell office:value-type="float" office:value="-0.382396917712678">
                <text:p>-0.382396917712678</text:p>
              </table:table-cell>
              <table:table-cell office:value-type="float" office:value="-0.311999079361595">
                <text:p>-0.311999079361595</text:p>
              </table:table-cell>
              <table:table-cell office:value-type="float" office:value="0.66959922942817">
                <text:p>0.66959922942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2">
                <text:p>2.22</text:p>
              </table:table-cell>
              <table:table-cell office:value-type="float" office:value="-0.269033103117396">
                <text:p>-0.269033103117396</text:p>
              </table:table-cell>
              <table:table-cell office:value-type="float" office:value="-0.331565465286659">
                <text:p>-0.331565465286659</text:p>
              </table:table-cell>
              <table:table-cell office:value-type="float" office:value="0.650258275779349">
                <text:p>0.650258275779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8">
                <text:p>2.28</text:p>
              </table:table-cell>
              <table:table-cell office:value-type="float" office:value="-0.151799858498352">
                <text:p>-0.151799858498352</text:p>
              </table:table-cell>
              <table:table-cell office:value-type="float" office:value="-0.344205625969565">
                <text:p>-0.344205625969565</text:p>
              </table:table-cell>
              <table:table-cell office:value-type="float" office:value="0.629949964624588">
                <text:p>0.629949964624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">
                <text:p>2.34</text:p>
              </table:table-cell>
              <table:table-cell office:value-type="float" office:value="-0.0323833177597212">
                <text:p>-0.0323833177597212</text:p>
              </table:table-cell>
              <table:table-cell office:value-type="float" office:value="-0.349737761413642">
                <text:p>-0.349737761413642</text:p>
              </table:table-cell>
              <table:table-cell office:value-type="float" office:value="0.609095829439931">
                <text:p>0.609095829439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">
                <text:p>2.4</text:p>
              </table:table-cell>
              <table:table-cell office:value-type="float" office:value="0.0874989834394499">
                <text:p>0.0874989834394499</text:p>
              </table:table-cell>
              <table:table-cell office:value-type="float" office:value="-0.34808230441792">
                <text:p>-0.34808230441792</text:p>
              </table:table-cell>
              <table:table-cell office:value-type="float" office:value="0.588125254140138">
                <text:p>0.588125254140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">
                <text:p>2.46</text:p>
              </table:table-cell>
              <table:table-cell office:value-type="float" office:value="0.206122810533962">
                <text:p>0.206122810533962</text:p>
              </table:table-cell>
              <table:table-cell office:value-type="float" office:value="-0.339263064970569">
                <text:p>-0.339263064970569</text:p>
              </table:table-cell>
              <table:table-cell office:value-type="float" office:value="0.56746929736651">
                <text:p>0.56746929736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2">
                <text:p>2.52</text:p>
              </table:table-cell>
              <table:table-cell office:value-type="float" office:value="0.321782029249725">
                <text:p>0.321782029249725</text:p>
              </table:table-cell>
              <table:table-cell office:value-type="float" office:value="-0.323406887796304">
                <text:p>-0.323406887796304</text:p>
              </table:table-cell>
              <table:table-cell office:value-type="float" office:value="0.547554492687569">
                <text:p>0.54755449268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">
                <text:p>2.58</text:p>
              </table:table-cell>
              <table:table-cell office:value-type="float" office:value="0.432813144469455">
                <text:p>0.432813144469455</text:p>
              </table:table-cell>
              <table:table-cell office:value-type="float" office:value="-0.300741827983177">
                <text:p>-0.300741827983177</text:p>
              </table:table-cell>
              <table:table-cell office:value-type="float" office:value="0.528796713882637">
                <text:p>0.528796713882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4">
                <text:p>2.64</text:p>
              </table:table-cell>
              <table:table-cell office:value-type="float" office:value="0.537619225830959">
                <text:p>0.537619225830959</text:p>
              </table:table-cell>
              <table:table-cell office:value-type="float" office:value="-0.271593870928207">
                <text:p>-0.271593870928207</text:p>
              </table:table-cell>
              <table:table-cell office:value-type="float" office:value="0.51159519354226">
                <text:p>0.51159519354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">
                <text:p>2.7</text:p>
              </table:table-cell>
              <table:table-cell office:value-type="float" office:value="0.634692875942637">
                <text:p>0.634692875942637</text:p>
              </table:table-cell>
              <table:table-cell office:value-type="float" office:value="-0.236382243777992">
                <text:p>-0.236382243777992</text:p>
              </table:table-cell>
              <table:table-cell office:value-type="float" office:value="0.496326781014341">
                <text:p>0.496326781014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6">
                <text:p>2.76</text:p>
              </table:table-cell>
              <table:table-cell office:value-type="float" office:value="0.722637910870595">
                <text:p>0.722637910870595</text:p>
              </table:table-cell>
              <table:table-cell office:value-type="float" office:value="-0.195613385798562">
                <text:p>-0.195613385798562</text:p>
              </table:table-cell>
              <table:table-cell office:value-type="float" office:value="0.483340522282352">
                <text:p>0.483340522282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2">
                <text:p>2.82</text:p>
              </table:table-cell>
              <table:table-cell office:value-type="float" office:value="0.800189441072808">
                <text:p>0.800189441072808</text:p>
              </table:table-cell>
              <table:table-cell office:value-type="float" office:value="-0.14987366439702">
                <text:p>-0.14987366439702</text:p>
              </table:table-cell>
              <table:table-cell office:value-type="float" office:value="0.472952639731798">
                <text:p>0.472952639731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8">
                <text:p>2.88</text:p>
              </table:table-cell>
              <table:table-cell office:value-type="float" office:value="0.86623206396173">
                <text:p>0.86623206396173</text:p>
              </table:table-cell>
              <table:table-cell office:value-type="float" office:value="-0.0998209415584493">
                <text:p>-0.0998209415584493</text:p>
              </table:table-cell>
              <table:table-cell office:value-type="float" office:value="0.465441984009568">
                <text:p>0.46544198400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4">
                <text:p>2.94</text:p>
              </table:table-cell>
              <table:table-cell office:value-type="float" office:value="0.919815906436641">
                <text:p>0.919815906436641</text:p>
              </table:table-cell>
              <table:table-cell office:value-type="float" office:value="-0.0461751119957249">
                <text:p>-0.0461751119957249</text:p>
              </table:table-cell>
              <table:table-cell office:value-type="float" office:value="0.46104602339084">
                <text:p>0.46104602339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60170286650367">
                <text:p>0.960170286650367</text:p>
              </table:table-cell>
              <table:table-cell office:value-type="float" office:value="0.0102922509005392">
                <text:p>0.0102922509005392</text:p>
              </table:table-cell>
              <table:table-cell office:value-type="float" office:value="0.459957428337409">
                <text:p>0.4599574283374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15">
      <style:chart-properties chart:display-label="true" chart:logarithmic="false" chart:minimum="-0.5" chart:maximum="1" chart:interval-major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display-label="true" chart:logarithmic="false" chart:origin="0" chart:interval-major="0.2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 style:data-style-name="N115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cm" svg:height="8.461cm" xlink:href="." xlink:type="simple" chart:class="chart:scatter" chart:style-name="ch1">
        <chart:title svg:x="3.365cm" svg:y="0cm" chart:style-name="ch2">
          <text:p>Зависимость координаты точки от скорости</text:p>
        </chart:title>
        <chart:legend svg:x="14.827cm" svg:y="3.491cm" style:legend-expansion="custom" chartooo:width="2.548cm" chartooo:height="0.906cm" style:legend-expansion-aspect-ratio="2.81236203090508" chart:style-name="ch3"/>
        <chart:plot-area chart:style-name="ch4" chart:data-source-has-labels="both" svg:x="0.91cm" svg:y="0.992cm" svg:width="13.909cm" svg:height="6.917cm">
          <chartooo:coordinate-region svg:x="1.661cm" svg:y="1.194cm" svg:width="12.906cm" svg:height="6.065cm"/>
          <chart:axis chart:dimension="x" chart:name="primary-x" chart:style-name="ch5" chartooo:axis-type="auto">
            <chart:title svg:x="7.367cm" svg:y="7.931cm" chart:style-name="ch6">
              <text:p>V, м/с</text:p>
            </chart:title>
            <chart:categories table:cell-range-address="local-table.$A$2:.$A$52"/>
            <chart:grid chart:style-name="ch7" chart:class="major"/>
          </chart:axis>
          <chart:axis chart:dimension="y" chart:name="primary-y" chart:style-name="ch8">
            <chart:title svg:x="0.025cm" svg:y="4.817cm" chart:style-name="ch9">
              <text:p>X, м</text:p>
            </chart:title>
            <chart:grid chart:style-name="ch7" chart:class="major"/>
          </chart:axis>
          <chart:series chart:style-name="ch10" chart:values-cell-range-address="local-table.$C$2:.$C$52" chart:label-cell-address="local-table.$C$1" chart:class="chart:scatter">
            <chart:domain table:cell-range-address="local-table.$B$2:.$B$52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, 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985610364446">
                <text:p>0.20985610364446</text:p>
              </table:table-cell>
              <table:table-cell office:value-type="float" office:value="0.0107978410365334">
                <text:p>0.010797841036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8851313213567">
                <text:p>0.268851313213567</text:p>
              </table:table-cell>
              <table:table-cell office:value-type="float" office:value="0.0251655062869926">
                <text:p>0.0251655062869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6137116637545">
                <text:p>0.326137116637545</text:p>
              </table:table-cell>
              <table:table-cell office:value-type="float" office:value="0.0430257940805163">
                <text:p>0.043025794080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0889587770741">
                <text:p>0.380889587770741</text:p>
              </table:table-cell>
              <table:table-cell office:value-type="float" office:value="0.064251269305179">
                <text:p>0.064251269305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2321236697518">
                <text:p>0.432321236697518</text:p>
              </table:table-cell>
              <table:table-cell office:value-type="float" office:value="0.0886660962725804">
                <text:p>0.0886660962725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9692335985737">
                <text:p>0.479692335985737</text:p>
              </table:table-cell>
              <table:table-cell office:value-type="float" office:value="0.116048567714776">
                <text:p>0.116048567714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232155998543">
                <text:p>0.52232155998543</text:p>
              </table:table-cell>
              <table:table-cell office:value-type="float" office:value="0.146134293539673">
                <text:p>0.1461342935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595784150499">
                <text:p>0.559595784150499</text:p>
              </table:table-cell>
              <table:table-cell office:value-type="float" office:value="0.178620003481886">
                <text:p>0.178620003481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0978903442474">
                <text:p>0.590978903442474</text:p>
              </table:table-cell>
              <table:table-cell office:value-type="float" office:value="0.213167908956565">
                <text:p>0.213167908956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6019542983613">
                <text:p>0.616019542983613</text:p>
              </table:table-cell>
              <table:table-cell office:value-type="float" office:value="0.249410561380832">
                <text:p>0.249410561380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4357550059133">
                <text:p>0.634357550059133</text:p>
              </table:table-cell>
              <table:table-cell office:value-type="float" office:value="0.286956137086907">
                <text:p>0.286956137086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5729174095843">
                <text:p>0.645729174095843</text:p>
              </table:table-cell>
              <table:table-cell office:value-type="float" office:value="0.325394072815464">
                <text:p>0.32539407281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9970860114983">
                <text:p>0.649970860114983</text:p>
              </table:table-cell>
              <table:table-cell office:value-type="float" office:value="0.364300970735433">
                <text:p>0.364300970735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021601099038">
                <text:p>0.647021601099038</text:p>
              </table:table-cell>
              <table:table-cell office:value-type="float" office:value="0.403246688059968">
                <text:p>0.40324668805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6923815439098">
                <text:p>0.636923815439098</text:p>
              </table:table-cell>
              <table:table-cell office:value-type="float" office:value="0.441800523673272">
                <text:p>0.441800523673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9822736842662">
                <text:p>0.619822736842662</text:p>
              </table:table-cell>
              <table:table-cell office:value-type="float" office:value="0.479537412787725">
                <text:p>0.479537412787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596432547669">
                <text:p>0.59596432547669</text:p>
              </table:table-cell>
              <table:table-cell office:value-type="float" office:value="0.516044040535228">
                <text:p>0.51604404053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5691730389341">
                <text:p>0.565691730389341</text:p>
              </table:table-cell>
              <table:table-cell office:value-type="float" office:value="0.550924786562653">
                <text:p>0.550924786562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9440354090461">
                <text:p>0.529440354090461</text:p>
              </table:table-cell>
              <table:table-cell office:value-type="float" office:value="0.583807415131887">
                <text:p>0.583807415131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731590275575">
                <text:p>0.487731590275575</text:p>
              </table:table-cell>
              <table:table-cell office:value-type="float" office:value="0.614348428885312">
                <text:p>0.61434842888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116532476204">
                <text:p>0.44116532476204</text:p>
              </table:table-cell>
              <table:table-cell office:value-type="float" office:value="0.642238009274973">
                <text:p>0.642238009274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0411307494323">
                <text:p>0.390411307494323</text:p>
              </table:table-cell>
              <table:table-cell office:value-type="float" office:value="0.667204472598571">
                <text:p>0.66720447259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6199519712527">
                <text:p>0.336199519712527</text:p>
              </table:table-cell>
              <table:table-cell office:value-type="float" office:value="0.689018177552333">
                <text:p>0.68901817755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9309674830555">
                <text:p>0.279309674830555</text:p>
              </table:table-cell>
              <table:table-cell office:value-type="float" office:value="0.707494828099494">
                <text:p>0.707494828099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0560004029933">
                <text:p>0.220560004029933</text:p>
              </table:table-cell>
              <table:table-cell office:value-type="float" office:value="0.722498124150112">
                <text:p>0.72249812415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795487863047">
                <text:p>0.160795487863047</text:p>
              </table:table-cell>
              <table:table-cell office:value-type="float" office:value="0.733941721928232">
                <text:p>0.733941721928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875703127445">
                <text:p>0.100875703127445</text:p>
              </table:table-cell>
              <table:table-cell office:value-type="float" office:value="0.741790475830958">
                <text:p>0.741790475830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16624598063091">
                <text:p>0.0416624598063091</text:p>
              </table:table-cell>
              <table:table-cell office:value-type="float" office:value="0.746060943918103">
                <text:p>0.746060943918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59925941103681">
                <text:p>-0.0159925941103681</text:p>
              </table:table-cell>
              <table:table-cell office:value-type="float" office:value="0.746821149762119">
                <text:p>0.746821149762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12602216474272">
                <text:p>-0.0712602216474272</text:p>
              </table:table-cell>
              <table:table-cell office:value-type="float" office:value="0.744189604083537">
                <text:p>0.744189604083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23345523534645">
                <text:p>-0.123345523534645</text:p>
              </table:table-cell>
              <table:table-cell office:value-type="float" office:value="0.73833360024347">
                <text:p>0.73833360024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71499371026955">
                <text:p>-0.171499371026955</text:p>
              </table:table-cell>
              <table:table-cell office:value-type="float" office:value="0.729466808108659">
                <text:p>0.729466808108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15029180419651">
                <text:p>-0.215029180419651</text:p>
              </table:table-cell>
              <table:table-cell office:value-type="float" office:value="0.717846200895834">
                <text:p>0.717846200895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53308874291621">
                <text:p>-0.253308874291621</text:p>
              </table:table-cell>
              <table:table-cell office:value-type="float" office:value="0.703768359195758">
                <text:p>0.703768359195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85787886206795">
                <text:p>-0.285787886206795</text:p>
              </table:table-cell>
              <table:table-cell office:value-type="float" office:value="0.687565205335175">
                <text:p>0.68756520533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11999079361595">
                <text:p>-0.311999079361595</text:p>
              </table:table-cell>
              <table:table-cell office:value-type="float" office:value="0.66959922942817">
                <text:p>0.66959922942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31565465286659">
                <text:p>-0.331565465286659</text:p>
              </table:table-cell>
              <table:table-cell office:value-type="float" office:value="0.650258275779349">
                <text:p>0.650258275779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44205625969565">
                <text:p>-0.344205625969565</text:p>
              </table:table-cell>
              <table:table-cell office:value-type="float" office:value="0.629949964624588">
                <text:p>0.629949964624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49737761413642">
                <text:p>-0.349737761413642</text:p>
              </table:table-cell>
              <table:table-cell office:value-type="float" office:value="0.609095829439931">
                <text:p>0.609095829439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808230441792">
                <text:p>-0.34808230441792</text:p>
              </table:table-cell>
              <table:table-cell office:value-type="float" office:value="0.588125254140138">
                <text:p>0.588125254140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39263064970569">
                <text:p>-0.339263064970569</text:p>
              </table:table-cell>
              <table:table-cell office:value-type="float" office:value="0.56746929736651">
                <text:p>0.56746929736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3406887796304">
                <text:p>-0.323406887796304</text:p>
              </table:table-cell>
              <table:table-cell office:value-type="float" office:value="0.547554492687569">
                <text:p>0.54755449268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00741827983177">
                <text:p>-0.300741827983177</text:p>
              </table:table-cell>
              <table:table-cell office:value-type="float" office:value="0.528796713882637">
                <text:p>0.528796713882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71593870928207">
                <text:p>-0.271593870928207</text:p>
              </table:table-cell>
              <table:table-cell office:value-type="float" office:value="0.51159519354226">
                <text:p>0.51159519354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36382243777992">
                <text:p>-0.236382243777992</text:p>
              </table:table-cell>
              <table:table-cell office:value-type="float" office:value="0.496326781014341">
                <text:p>0.496326781014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95613385798562">
                <text:p>-0.195613385798562</text:p>
              </table:table-cell>
              <table:table-cell office:value-type="float" office:value="0.483340522282352">
                <text:p>0.483340522282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4987366439702">
                <text:p>-0.14987366439702</text:p>
              </table:table-cell>
              <table:table-cell office:value-type="float" office:value="0.472952639731798">
                <text:p>0.472952639731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98209415584493">
                <text:p>-0.0998209415584493</text:p>
              </table:table-cell>
              <table:table-cell office:value-type="float" office:value="0.465441984009568">
                <text:p>0.46544198400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61751119957249">
                <text:p>-0.0461751119957249</text:p>
              </table:table-cell>
              <table:table-cell office:value-type="float" office:value="0.46104602339084">
                <text:p>0.46104602339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2922509005392">
                <text:p>0.0102922509005392</text:p>
              </table:table-cell>
              <table:table-cell office:value-type="float" office:value="0.459957428337409">
                <text:p>0.459957428337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